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a39df" officeooo:paragraph-rsid="000a39df"/>
    </style:style>
    <style:style style:name="P2" style:family="paragraph" style:parent-style-name="Preformatted_20_Text">
      <style:text-properties officeooo:rsid="000a39df" officeooo:paragraph-rsid="000c2521"/>
    </style:style>
    <style:style style:name="P3" style:family="paragraph" style:parent-style-name="Preformatted_20_Text">
      <style:text-properties officeooo:rsid="000a39df" officeooo:paragraph-rsid="0011d204"/>
    </style:style>
    <style:style style:name="P4" style:family="paragraph" style:parent-style-name="Preformatted_20_Text">
      <style:text-properties officeooo:rsid="000a39df" officeooo:paragraph-rsid="00135dff"/>
    </style:style>
    <style:style style:name="P5" style:family="paragraph" style:parent-style-name="Preformatted_20_Text">
      <style:text-properties officeooo:rsid="000a39df" officeooo:paragraph-rsid="000fa838"/>
    </style:style>
    <style:style style:name="P6" style:family="paragraph" style:parent-style-name="Preformatted_20_Text">
      <style:text-properties officeooo:rsid="000a39df" officeooo:paragraph-rsid="00145082"/>
    </style:style>
    <style:style style:name="T1" style:family="text">
      <style:text-properties officeooo:rsid="000c2521"/>
    </style:style>
    <style:style style:name="T2" style:family="text">
      <style:text-properties officeooo:rsid="000f6e10"/>
    </style:style>
    <style:style style:name="T3" style:family="text">
      <style:text-properties officeooo:rsid="00136f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line-break/><text:line-break/> <text:s text:c="37"/>- 1 -<text:line-break/><text:line-break/><text:line-break/><text:line-break/> <text:s text:c="24"/>XMODEM/YMODEM PROTOCOL REFERENCE<text:line-break/> <text:s text:c="20"/>A compendium of documents describing the<text:line-break/><text:line-break/> <text:s text:c="31"/>XMODEM and YMODEM<text:line-break/><text:line-break/> <text:s text:c="28"/>File Transfer Protocols<text:line-break/><text:line-break/><text:line-break/><text:line-break/><text:line-break/> <text:s text:c="21"/>This document was formatted 10-14-88.<text:line-break/><text:line-break/><text:line-break/><text:line-break/><text:line-break/><text:line-break/><text:line-break/><text:line-break/> <text:s text:c="28"/>Edited by Chuck Forsberg<text:line-break/><text:line-break/><text:line-break/><text:line-break/><text:line-break/><text:line-break/><text:line-break/><text:line-break/><text:line-break/><text:line-break/> <text:s text:c="15"/>This file may be redistributed without restriction<text:line-break/> <text:s text:c="23"/>provided the text is not altered.<text:line-break/><text:line-break/> <text:s text:c="20"/>Please distribute as widely as possible.<text:line-break/><text:line-break/> <text:s text:c="26"/>Questions to Chuck Forsberg<text:line-break/><text:line-break/><text:line-break/><text:line-break/><text:line-break/><text:line-break/> <text:s text:c="30"/>Omen Technology Inc<text:line-break/> <text:s text:c="25"/>The High Reliability Software<text:line-break/> <text:s text:c="27"/>17505-V Sauvie Island Road<text:line-break/> <text:s text:c="29"/>Portland Oregon 97231<text:line-break/> <text:s text:c="27"/>VOICE: 503-621-3406 :VOICE<text:line-break/> <text:s text:c="5"/>TeleGodzilla BBS: 503-621-3746 Speed 19200(Telebit PEP),2400,1200,300<text:line-break/> <text:s text:c="29"/>CompuServe: 70007,2304<text:line-break/> <text:s text:c="35"/>GEnie: CAF<text:line-break/> <text:s text:c="23"/>UUCP: ...!tektronix!reed!omen!caf<text:line-break/><text:line-break/><text:line-break/><text:line-break/><text:line-break/><text:line-break/><text:line-break/><text:line-break/><text:line-break/><text:line-break/><text:line-break/><text:line-break/><text:soft-page-break/><text:line-break/><text:line-break/></text:p>
      <text:p text:style-name="P4"><text:s text:c="38"/>- 2 -<text:line-break/><text:line-break/><text:line-break/><text:line-break/> <text:s text:c="3"/>1. TOWER OF BABEL<text:line-break/><text:line-break/> <text:s text:c="3"/>A "YMODEM Tower of Babel" has descended on the microcomputing community<text:line-break/> <text:s text:c="3"/>bringing with it confusion, frustration, bloated phone bills, and wasted<text:line-break/> <text:s text:c="3"/>man hours. Sadly, I (Chuck Forsberg) am partly to blame for this mess.<text:line-break/><text:line-break/> <text:s text:c="3"/>As author of the early 1980s batch and 1k XMODEM extensions, I assumed<text:line-break/> <text:s text:c="3"/>readers of earlier versions of this document would implement as much of<text:line-break/> <text:s text:c="3"/>the YMODEM protocol as their programming skills and computing environments<text:line-break/> <text:s text:c="3"/>would permit. This proved a rather naive assumption as programmers<text:line-break/> <text:s text:c="3"/>motivated by competitive pressure implemented as little of YMODEM as<text:line-break/> <text:s text:c="3"/>possible. Some have taken whatever parts of YMODEM that appealed to them,<text:line-break/> <text:s text:c="3"/>applied them to MODEM7 Batch, Telink, XMODEM or whatever, and called the<text:line-break/> <text:s text:c="3"/>result YMODEM.<text:line-break/><text:line-break/> <text:s text:c="3"/>Jeff Garbers (Crosstalk package development director) said it all: "With<text:line-break/> <text:s text:c="3"/>protocols in the public domain, anyone who wants to dink around with them<text:line-break/> <text:s text:c="3"/>can go ahead." [1]<text:line-break/><text:line-break/> <text:s text:c="3"/>Documents containing altered examples derived from YMODEM.DOC have added<text:line-break/> <text:s text:c="3"/>to the confusion. In one instance, some self styled rewriter of history<text:line-break/> <text:s text:c="3"/>altered the heading in YMODEM.DOC's Figure 1 from "1024 byte Packets" to<text:line-break/> <text:s text:c="3"/>"YMODEM/CRC File Transfer Protocol". None of the XMODEM and YMODEM<text:line-break/> <text:s text:c="3"/>examples shown in that document were correct.<text:line-break/><text:line-break/> <text:s text:c="3"/>To put an end to this confusion, we must make "perfectly clear" what<text:line-break/> <text:s text:c="3"/>YMODEM stands for, as Ward Christensen defined it in his 1985 coining of<text:line-break/> <text:s text:c="3"/>the term.<text:line-break/><text:line-break/> <text:s text:c="3"/>To the majority of you who read, understood, and respected Ward's<text:line-break/> <text:s text:c="3"/>definition of YMODEM, I apologize for the inconvenience.<text:line-break/><text:line-break/> <text:s text:c="3"/>1.1 Definitions<text:line-break/><text:line-break/> <text:s text:c="3"/>ARC <text:s text:c="4"/>ARC is a program that compresses one or more files into an archive<text:line-break/> <text:s text:c="11"/>and extracts files from such archives.<text:line-break/><text:line-break/> <text:s text:c="3"/>XMODEM <text:s/>refers to the file transfer etiquette introduced by Ward<text:line-break/> <text:s text:c="11"/>Christensen's 1977 MODEM.ASM program. The name XMODEM comes from<text:line-break/> <text:s text:c="11"/>Keith Petersen's XMODEM.ASM program, an adaptation of MODEM.ASM<text:line-break/> <text:s text:c="11"/>for Remote CP/M (RCPM) systems. It's also called the MODEM or<text:line-break/> <text:s text:c="11"/>MODEM2 protocol. Some who are unaware of MODEM7's unusual batch<text:line-break/> <text:s text:c="11"/>file mode call it MODEM7. Other aliases include "CP/M Users'<text:line-break/> <text:s text:c="11"/>Group" and "TERM II FTP 3". The name XMODEM caught on partly<text:line-break/> <text:s text:c="11"/>because it is distinctive and partly because of media interest in<text:line-break/><text:line-break/><text:line-break/> <text:s text:c="3"/>__________________________________________________________________________<text:line-break/><text:line-break/> <text:s text:c="4"/>1. Page C/12, PC-WEEK July 12, 1987<text:line-break/><text:line-break/><text:line-break/><text:line-break/><text:line-break/> <text:s text:c="3"/>Chapter 1<text:line-break/><text:line-break/><text:line-break/><text:line-break/><text:line-break/><text:soft-page-break/><text:line-break/><text:line-break/><text:line-break/> <text:s text:c="3"/>X/YMODEM Protocol Reference <text:s text:c="3"/>June 18 1988 <text:s text:c="29"/>3<text:line-break/><text:line-break/><text:line-break/><text:line-break/> <text:s text:c="11"/>bulletin board and RCPM systems where it was accessed with an<text:line-break/> <text:s text:c="11"/>"XMODEM" command. This protocol is supported by every serious<text:line-break/> <text:s text:c="11"/>communications program because of its universality, simplicity,<text:line-break/> <text:s text:c="11"/>and reasonable performance.<text:line-break/><text:line-break/> <text:s text:c="3"/>XMODEM/CRC replaces XMODEM's 1 byte checksum with a two byte Cyclical<text:line-break/> <text:s text:c="11"/>Redundancy Check (CRC-16), giving modern error detection<text:line-break/> <text:s text:c="11"/>protection.<text:line-break/><text:line-break/> <text:s text:c="3"/>XMODEM-1k Refers to the XMODEM/CRC protocol with 1024 byte data blocks.<text:line-break/><text:line-break/> <text:s text:c="3"/>YMODEM <text:s/>Refers to the XMODEM/CRC (optional 1k blocks) protocol with batch<text:line-break/> <text:s text:c="11"/>transmission as described below. In a nutshell, YMODEM means<text:line-break/> <text:s text:c="11"/>BATCH.<text:line-break/><text:line-break/> <text:s text:c="3"/>YMODEM-g Refers to the streaming YMODEM variation described below.<text:line-break/><text:line-break/> <text:s text:c="3"/>True YMODEM(TM) In an attempt to sort out the YMODEM Tower of Babel, Omen<text:line-break/> <text:s text:c="11"/>Technology has trademarked the term True YMODEM(TM) to represent<text:line-break/> <text:s text:c="11"/>the complete YMODEM protocol described in this document, including<text:line-break/> <text:s text:c="11"/>pathname, length, and modification date transmitted in block 0.<text:line-break/> <text:s text:c="11"/>Please contact Omen Technology about certifying programs for True<text:line-break/> <text:s text:c="11"/>YMODEM(TM) compliance.<text:line-break/><text:line-break/> <text:s text:c="3"/>ZMODEM <text:s/>uses familiar XMODEM/CRC and YMODEM technology in a new protocol<text:line-break/> <text:s text:c="11"/>that provides reliability, throughput, file management, and user<text:line-break/> <text:s text:c="11"/>amenities appropriate to contemporary data communications.<text:line-break/><text:line-break/> <text:s text:c="3"/>ZOO <text:s text:c="4"/>Like ARC, ZOO is a program that compresses one or more files into<text:line-break/> <text:s text:c="11"/>a "zoo archive". ZOO supports many different operating systems<text:line-break/> <text:s text:c="11"/>including Unix and VMS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 <text:s text:c="3"/>Chapter 1<text:line-break/><text:line-break/><text:line-break/><text:line-break/><text:line-break/><text:soft-page-break/><text:line-break/><text:line-break/><text:line-break/> <text:s text:c="3"/>X/YMODEM Protocol Reference <text:s text:c="3"/>June 18 1988 <text:s text:c="29"/>4<text:line-break/><text:line-break/><text:line-break/><text:line-break/> <text:s text:c="3"/>2. YMODEM MINIMUM REQUIREMENTS<text:line-break/><text:line-break/> <text:s text:c="3"/>All programs claiming to support YMODEM must meet the following minimum<text:line-break/> <text:s text:c="3"/>requirements:<text:line-break/><text:line-break/> <text:s text:c="6"/>+ The sending program shall send the pathname (file name) in block 0.<text:line-break/><text:line-break/> <text:s text:c="6"/>+ The pathname shall be a null terminated ASCII string as described<text:line-break/> <text:s text:c="8"/>below.<text:line-break/><text:line-break/> <text:s text:c="8"/>For those who are too lazy to read the entire document:<text:line-break/><text:line-break/> <text:s text:c="11"/>+ Unless specifically requested, only the file name portion is<text:line-break/> <text:s text:c="13"/>sent.<text:line-break/><text:line-break/> <text:s text:c="11"/>+ No drive letter is sent.<text:line-break/><text:line-break/> <text:s text:c="11"/>+ Systems that do not distinguish between upper and lower case<text:line-break/> <text:s text:c="13"/>letters in filenames shall send the pathname in lower case only.<text:line-break/><text:line-break/><text:line-break/> <text:s text:c="6"/>+ The receiving program shall use this pathname for the received file<text:line-break/> <text:s text:c="8"/>name, unless explicitly overridden.<text:line-break/><text:line-break/> <text:s text:c="6"/>+ When the receiving program receives this block and successfully<text:line-break/> <text:s text:c="8"/>opened the output file, it shall acknowledge this block with an ACK<text:line-break/> <text:s text:c="8"/>character and then proceed with a normal XMODEM file transfer<text:line-break/> <text:s text:c="8"/>beginning with a "C" or NAK transmitted by the receiver.<text:line-break/><text:line-break/> <text:s text:c="6"/>+ The sending program shall use CRC-16 in response to a "C" pathname<text:line-break/> <text:s text:c="8"/><text:span text:style-name="T1">NAK</text:span>, otherwise use 8 bit checksum.<text:line-break/><text:line-break/> <text:s text:c="6"/>+ The receiving program must accept any mixture of 128 and 1024 byte<text:line-break/> <text:s text:c="8"/>blocks within each file it receives. Sending programs may<text:line-break/> <text:s text:c="8"/>arbitrarily switch between 1024 and 128 byte blocks.<text:line-break/><text:line-break/> <text:s text:c="6"/>+ The sending program must not change the length of an unacknowledged<text:line-break/> <text:s text:c="8"/>block.<text:line-break/><text:line-break/> <text:s text:c="6"/>+ At the end of each file, the sending program shall send EOT up to ten<text:line-break/> <text:s text:c="8"/>times until it receives an ACK character. (This is part of the<text:line-break/> <text:s text:c="8"/>XMODEM spec.)<text:line-break/><text:line-break/> <text:s text:c="6"/>+ The end of a transfer session shall be signified by a null (empty)<text:line-break/> <text:s text:c="8"/>pathname, this pathname block shall be acknowledged the same as other<text:line-break/> <text:s text:c="8"/>pathname blocks.<text:line-break/><text:line-break/> <text:s text:c="3"/>Programs not meeting all of these requirements are not YMODEM compatible,<text:line-break/> <text:s text:c="3"/>and shall not be described as supporting YMODEM.<text:line-break/><text:line-break/> <text:s text:c="3"/>Meeting these MINIMUM requirements does not guarantee reliable file<text:line-break/><text:line-break/><text:line-break/><text:line-break/> <text:s text:c="3"/>Chapter 2<text:line-break/><text:line-break/><text:line-break/><text:line-break/><text:line-break/><text:soft-page-break/><text:line-break/><text:line-break/><text:line-break/> <text:s text:c="3"/>X/YMODEM Protocol Reference <text:s text:c="3"/>June 18 1988 <text:s text:c="29"/>5<text:line-break/><text:line-break/><text:line-break/><text:line-break/> <text:s text:c="3"/>transfers under stress. Particular attention is called to XMODEM's single<text:line-break/> <text:s text:c="3"/>character supervisory messages that are easily corrupted by transmission<text:line-break/> <text:s text:c="3"/>errors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 <text:s text:c="3"/>Chapter 2<text:line-break/><text:line-break/><text:line-break/><text:line-break/><text:line-break/><text:soft-page-break/><text:line-break/><text:line-break/><text:line-break/> <text:s text:c="3"/>X/YMODEM Protocol Reference <text:s text:c="3"/>June 18 1988 <text:s text:c="29"/>6<text:line-break/><text:line-break/><text:line-break/><text:line-break/> <text:s text:c="3"/>3. WHY YMODEM?<text:line-break/><text:line-break/> <text:s text:c="3"/>Since its development half a decade ago, the Ward Christensen modem<text:line-break/> <text:s text:c="3"/>protocol has enabled a wide variety of computer systems to interchange<text:line-break/> <text:s text:c="3"/>data. There is hardly a communications program that doesn't at least<text:line-break/> <text:s text:c="3"/>claim to support this protocol.<text:line-break/><text:line-break/> <text:s text:c="3"/>Advances in computing, modems and networking have revealed a number of<text:line-break/> <text:s text:c="3"/>weaknesses in the original protocol:<text:line-break/><text:line-break/> <text:s text:c="6"/>+ The short block length caused throughput to suffer when used with<text:line-break/> <text:s text:c="8"/>time sharing systems, packet switched networks, satellite circuits,<text:line-break/> <text:s text:c="8"/>and buffered (error correcting) modems.<text:line-break/><text:line-break/> <text:s text:c="6"/>+ The 8 bit arithmetic checksum and other aspects allowed line<text:line-break/> <text:s text:c="8"/>impairments to interfere with dependable, accurate transfers.<text:line-break/><text:line-break/> <text:s text:c="6"/>+ Only one file could be sent per command. The file name had to be<text:line-break/> <text:s text:c="8"/>given twice, first to the sending program and then again to the<text:line-break/> <text:s text:c="8"/>receiving program.<text:line-break/><text:line-break/> <text:s text:c="6"/>+ The transmitted file could accumulate as many as 127 extraneous<text:line-break/> <text:s text:c="8"/>bytes.<text:line-break/><text:line-break/> <text:s text:c="6"/>+ The modification date of the file was lost.<text:line-break/><text:line-break/> <text:s text:c="3"/>A number of other protocols have been developed over the years, but none<text:line-break/> <text:s text:c="3"/>have displaced XMODEM to date:<text:line-break/><text:line-break/> <text:s text:c="6"/>+ Lack of public domain documentation and example programs have kept<text:line-break/> <text:s text:c="8"/>proprietary protocols such as Blast, Relay, and others tightly bound<text:line-break/> <text:s text:c="8"/>to the fortunes of their suppliers.<text:line-break/><text:line-break/> <text:s text:c="6"/>+ Complexity discourages the widespread application of BISYNC, SDLC,<text:line-break/> <text:s text:c="8"/>HDLC, X.25, and X.PC protocols.<text:line-break/><text:line-break/> <text:s text:c="6"/>+ Performance compromises and complexity have limited the popularity of<text:line-break/> <text:s text:c="8"/>the Kermit protocol, which was developed to allow file transfers in<text:line-break/> <text:s text:c="8"/>environments hostile to XMODEM.<text:line-break/><text:line-break/> <text:s text:c="3"/>The XMODEM protocol extensions and YMODEM Batch address some of these<text:line-break/> <text:s text:c="3"/>weaknesses while maintaining most of XMODEM's simplicity.<text:line-break/><text:line-break/> <text:s text:c="3"/>YMODEM is supported by the public domain programs YAM (CP/M),<text:line-break/> <text:s text:c="3"/>YAM(CP/M-86), YAM(CCPM-86),</text:p>
      <text:p text:style-name="P5"><text:s text:c="4"/>IMP (CP/M), KMD (CP/M), rz/sz (Unix, Xenix,<text:line-break/> <text:s text:c="3"/>VMS, Berkeley Unix, Venix, Xenix, Coherent, IDRIS, Regulus). Commercial<text:line-break/> <text:s text:c="3"/>implementations include MIRROR, and Professional-YAM.[1] Communications<text:line-break/><text:line-break/><text:line-break/><text:line-break/><text:line-break/><text:line-break/><text:line-break/> <text:s text:c="3"/>Chapter 3<text:line-break/><text:line-break/><text:line-break/><text:line-break/><text:line-break/><text:soft-page-break/></text:p>
      <text:p text:style-name="P5"/>
      <text:p text:style-name="P4"><text:line-break/> <text:s text:c="3"/>X/YMODEM Protocol Reference <text:s text:c="3"/>June 18 1988 <text:s text:c="29"/>7<text:line-break/><text:line-break/><text:line-break/><text:line-break/> <text:s text:c="3"/>programs supporting these extensions have been in use since 1981.<text:line-break/><text:line-break/> <text:s text:c="3"/>The 1k block length (XMODEM-1k) described below may be used in conjunction<text:line-break/> <text:s text:c="3"/>with YMODEM Batch Protocol, or with single file transfers identical to the<text:line-break/> <text:s text:c="3"/>XMODEM/CRC protocol except for minimal changes to support 1k blocks.<text:line-break/><text:line-break/> <text:s text:c="3"/>Another extension is the YMODEM-g protocol. YMODEM-g provides batch<text:line-break/> <text:s text:c="3"/>transfers with maximum throughput when used with end to end error<text:line-break/> <text:s text:c="3"/>correcting media, such as X.PC and error correcting modems, including 9600<text:line-break/> <text:s text:c="3"/>bps units by TeleBit, U.S.Robotics, Hayes, Electronic Vaults, Data Race,<text:line-break/> <text:s text:c="3"/>and others.<text:line-break/><text:line-break/> <text:s text:c="3"/>To complete this tome, edited versions of Ward Christensen's original<text:line-break/> <text:s text:c="3"/>protocol document and John Byrns's CRC-16 document are included for<text:line-break/> <text:s text:c="3"/>reference.<text:line-break/><text:line-break/> <text:s text:c="3"/>References to the MODEM or MODEM7 protocol have been changed to XMODEM to<text:line-break/> <text:s text:c="3"/>accommodate the vernacular. In Australia, it is properly called the<text:line-break/> <text:s text:c="3"/>Christensen Protocol.<text:line-break/><text:line-break/><text:line-break/> <text:s text:c="3"/>3.1 Some Messages from the Pioneer<text:line-break/><text:line-break/> <text:s text:c="3"/>#: 130940 S0/Communications 25-Apr-85 <text:s/>18:38:47<text:line-break/> <text:s text:c="3"/>Sb: my protocol<text:line-break/> <text:s text:c="3"/>Fm: Ward Christensen 76703,302 [2]<text:line-break/> <text:s text:c="3"/>To: all<text:line-break/><text:line-break/> <text:s text:c="3"/>Be aware the article[3] DID quote me correctly in terms of the phrases<text:line-break/> <text:s text:c="3"/>like "not robust", etc.<text:line-break/><text:line-break/> <text:s text:c="3"/>It was a quick hack I threw together, very unplanned (like everything I<text:line-break/> <text:s text:c="3"/>do), to satisfy a personal need to communicate with "some other" people.<text:line-break/><text:line-break/> <text:s text:c="3"/>ONLY the fact that it was done in 8/77, and that I put it in the public<text:line-break/> <text:s text:c="3"/>domain immediately, made it become the standard that it is.<text:line-break/><text:line-break/><text:line-break/><text:line-break/><text:line-break/><text:line-break/><text:line-break/><text:line-break/> <text:s text:c="3"/>__________________________________________________________________________<text:line-break/><text:line-break/> <text:s text:c="4"/>1. Available for IBM PC,XT,AT, Unix and Xenix<text:line-break/><text:line-break/> <text:s text:c="4"/>2. Edited for typesetting appearance<text:line-break/><text:line-break/> <text:s text:c="4"/>3. Infoworld April 29 p. 16<text:line-break/><text:line-break/><text:line-break/><text:line-break/><text:line-break/> <text:s text:c="3"/>Chapter 3<text:line-break/><text:line-break/><text:line-break/><text:line-break/><text:line-break/><text:soft-page-break/><text:line-break/><text:line-break/><text:line-break/> <text:s text:c="3"/>X/YMODEM Protocol Reference <text:s text:c="3"/>June 18 1988 <text:s text:c="29"/>8<text:line-break/><text:line-break/><text:line-break/><text:line-break/> <text:s text:c="3"/>I think its time for me to<text:line-break/><text:line-break/> <text:s text:c="3"/>(1) document it; (people call me and say "my product is going to include<text:line-break/> <text:s text:c="3"/>it - what can I 'reference'", or "I'm writing a paper on it, what do I put<text:line-break/> <text:s text:c="3"/>in the bibliography") and<text:line-break/><text:line-break/> <text:s text:c="3"/>(2) propose an "incremental extension" to it, which might take "exactly"<text:line-break/> <text:s text:c="3"/>the form of Chuck Forsberg's YAM protocol. He wrote YAM in C for CP/M and<text:line-break/> <text:s text:c="3"/>put it in the public domain, and wrote a batch protocol for Unix[4] called<text:line-break/> <text:s text:c="3"/>rb and sb (receive batch, send batch), which was basically XMODEM with<text:line-break/> <text:s text:c="6"/>(a) a record 0 containing filename date time and size<text:line-break/> <text:s text:c="6"/>(b) a 1K block size option<text:line-break/> <text:s text:c="6"/>(c) CRC-16.<text:line-break/><text:line-break/> <text:s text:c="3"/>He did some clever programming to detect false ACK or EOT, but basically<text:line-break/> <text:s text:c="3"/>left them the same.<text:line-break/><text:line-break/> <text:s text:c="3"/>People who suggest I make SIGNIFICANT changes to the protocol, such as<text:line-break/> <text:s text:c="3"/>"full duplex", "multiple outstanding blocks", "multiple destinations", etc<text:line-break/> <text:s text:c="3"/>etc don't understand that the incredible simplicity of the protocol is one<text:line-break/> <text:s text:c="3"/>of the reasons it survived to this day in as many machines and programs as<text:line-break/> <text:s text:c="3"/>it may be found in!<text:line-break/><text:line-break/> <text:s text:c="3"/>Consider the PC-NET group back in '77 or so - documenting to beat the band<text:line-break/> <text:s text:c="3"/>- THEY had a protocol, but it was "extremely complex", because it tried to<text:line-break/> <text:s text:c="3"/>be "all things to all people" - i.e. send binary files on a 7-bit system,<text:line-break/> <text:s text:c="3"/>etc. I was not that "benevolent". I (emphasize &gt; I &lt; ) had an 8-bit UART,<text:line-break/> <text:s text:c="3"/>so "my protocol was an 8-bit protocol", and I would just say "sorry" to<text:line-break/> <text:s text:c="3"/>people who were held back by 7-bit limitations. <text:s/>...<text:line-break/><text:line-break/> <text:s text:c="3"/>Block size: Chuck Forsberg created an extension of my protocol, called<text:line-break/> <text:s text:c="3"/>YAM, which is also supported via his public domain programs for UNIX<text:line-break/> <text:s text:c="3"/>called rb and sb - receive batch and send batch. They cleverly send a<text:line-break/> <text:s text:c="3"/>"block 0" which contains the filename, date, time, and size.<text:line-break/> <text:s text:c="3"/>Unfortunately, its UNIX style, and is a bit weird[5] - octal numbers, etc.<text:line-break/> <text:s text:c="3"/>BUT, it is a nice way to overcome the kludgy "echo the chars of the name"<text:line-break/> <text:s text:c="3"/>introduced with MODEM7. Further, chuck uses CRC-16 and optional 1K<text:line-break/> <text:s text:c="3"/>blocks. Thus the record 0, 1K, and CRC, make it a "pretty slick new<text:line-break/> <text:s text:c="3"/>protocol" which is not significantly different from my own.<text:line-break/><text:line-break/> <text:s text:c="3"/>Also, there is a catchy name - YMODEM. That means to some that it is the<text:line-break/> <text:s text:c="3"/>"next thing after XMODEM", and to others that it is the Y(am)MODEM<text:line-break/><text:line-break/><text:line-break/> <text:s text:c="3"/>__________________________________________________________________________<text:line-break/><text:line-break/> <text:s text:c="4"/>4. VAX/VMS versions of these programs are also available.<text:line-break/><text:line-break/> <text:s text:c="4"/>5. The file length, time, and file mode are optional. The pathname and<text:line-break/> <text:s text:c="7"/>file length may be sent alone if desired.<text:line-break/><text:line-break/><text:line-break/><text:line-break/><text:line-break/> <text:s text:c="3"/>Chapter 3<text:line-break/><text:line-break/><text:line-break/><text:line-break/><text:line-break/><text:soft-page-break/><text:line-break/><text:line-break/><text:line-break/> <text:s text:c="3"/>X/YMODEM Protocol Reference <text:s text:c="3"/>June 18 1988 <text:s text:c="29"/>9<text:line-break/><text:line-break/><text:line-break/><text:line-break/> <text:s text:c="3"/>protocol. I don't want to emphasize that too much - out of fear that<text:line-break/> <text:s text:c="3"/>other mfgrs might think it is a "competitive" protocol, rather than an<text:line-break/> <text:s text:c="3"/>"unaffiliated" protocol. Chuck is currently selling a much-enhanced<text:line-break/> <text:s text:c="3"/>version of his CP/M-80 C program YAM, calling it Professional Yam, and its<text:line-break/> <text:s text:c="3"/>for the PC - I'm using it right now. VERY slick! 32K capture buffer,<text:line-break/> <text:s text:c="3"/>script, scrolling, previously captured text search, plus built-in commands<text:line-break/> <text:s text:c="3"/>for just about everything - directory (sorted every which way), XMODEM,<text:line-break/> <text:s text:c="3"/>YMODEM, KERMIT, and ASCII file upload/download, etc. You can program it<text:line-break/> <text:s text:c="3"/>to "behave" with most any system - for example when trying a number for<text:line-break/> <text:s text:c="3"/>CIS it detects the "busy" string back from the modem and substitutes a<text:line-break/> <text:s text:c="3"/>diff phone # into the dialing string and branches back to try it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 <text:s text:c="3"/>Chapter 3<text:line-break/><text:line-break/><text:line-break/><text:line-break/><text:line-break/><text:soft-page-break/><text:line-break/><text:line-break/><text:line-break/> <text:s text:c="3"/>X/YMODEM Protocol Reference <text:s text:c="3"/>June 18 1988 <text:s text:c="28"/>10<text:line-break/><text:line-break/><text:line-break/><text:line-break/> <text:s text:c="3"/>4. XMODEM PROTOCOL ENHANCEMENTS<text:line-break/><text:line-break/> <text:s text:c="3"/>This chapter discusses the protocol extensions to Ward Christensen's 1982<text:line-break/> <text:s text:c="3"/>XMODEM protocol description document.<text:line-break/><text:line-break/> <text:s text:c="3"/>The original document recommends the user be asked whether to continue<text:line-break/> <text:s text:c="3"/>trying or abort after 10 retries. Most programs no longer ask the<text:line-break/> <text:s text:c="3"/>operator whether he wishes to keep retrying. Virtually all correctable<text:line-break/> <text:s text:c="3"/>errors are corrected within the first few retransmissions. If the line is<text:line-break/> <text:s text:c="3"/>so bad that ten attempts are insufficient, there is a significant danger<text:line-break/> <text:s text:c="3"/>of undetected errors. If the connection is that bad, it's better to<text:line-break/> <text:s text:c="3"/>redial for a better connection, or mail a floppy disk.<text:line-break/><text:line-break/><text:line-break/> <text:s text:c="3"/>4.1 Graceful Abort<text:line-break/><text:line-break/> <text:s text:c="3"/>The YAM and Professional-YAM X/YMODEM routines recognize a sequence of two<text:line-break/> <text:s text:c="3"/>consecutive CAN (Hex 18) characters without modem errors (overrun,<text:line-break/> <text:s text:c="3"/>framing, etc.) as a transfer abort command. This sequence is recognized<text:line-break/> <text:s text:c="3"/>when is waiting for the beginning of a block or for an <text:span text:style-name="T3">acknowledgment</text:span> to<text:line-break/> <text:s text:c="3"/>a block that has been sent. The check for two consecutive CAN characters<text:line-break/> <text:s text:c="3"/>reduces the number of transfers aborted by line hits. YAM sends eight CAN<text:line-break/> <text:s text:c="3"/>characters when it aborts an XMODEM, YMODEM, or ZMODEM protocol file<text:line-break/> <text:s text:c="3"/>transfer. Pro-YAM then sends eight backspaces to delete the CAN<text:line-break/> <text:s text:c="3"/>characters from the remote's keyboard input buffer, in case the remote had<text:line-break/> <text:s text:c="3"/>already aborted the transfer and was awaiting a keyboarded command.<text:line-break/><text:line-break/><text:line-break/> <text:s text:c="3"/>4.2 CRC-16 Option<text:line-break/><text:line-break/> <text:s text:c="3"/>The XMODEM protocol uses an optional two character CRC-16 instead of the<text:line-break/> <text:s text:c="3"/>one character arithmetic checksum used by the original protocol and by<text:line-break/> <text:s text:c="3"/>most commercial implementations. CRC-16 guarantees detection of all<text:line-break/> <text:s text:c="3"/>single and double bit errors, <text:s/>all errors with an odd number of error<text:line-break/> <text:s text:c="3"/>bits, all burst errors of length 16 or less, 99.9969% of all 17-bit error<text:line-break/> <text:s text:c="3"/>bursts, and 99.9984 per cent of all possible longer error bursts. By<text:line-break/> <text:s text:c="3"/>contrast, a double bit error, or a burst error of 9 bits or more can sneak<text:line-break/> <text:s text:c="3"/>past the XMODEM protocol arithmetic checksum.<text:line-break/><text:line-break/> <text:s text:c="3"/>The XMODEM/CRC protocol is similar to the XMODEM protocol, except that the<text:line-break/> <text:s text:c="3"/>receiver specifies CRC-16 by sending C (Hex 43) instead of NAK when<text:line-break/> <text:s text:c="3"/>requesting the FIRST block. A two byte CRC is sent in place of the one<text:line-break/> <text:s text:c="3"/>byte arithmetic checksum.<text:line-break/><text:line-break/> <text:s text:c="3"/>YAM's c option to the r command enables CRC-16 in single file reception,<text:line-break/> <text:s text:c="3"/>corresponding to the original implementation in the MODEM7 series<text:line-break/> <text:s text:c="3"/>programs. This remains the default because many commercial communications<text:line-break/> <text:s text:c="3"/>programs and bulletin board systems still do not support CRC-16,<text:line-break/> <text:s text:c="3"/>especially those written in Basic or Pascal.<text:line-break/><text:line-break/> <text:s text:c="3"/>XMODEM protocol with CRC is accurate provided both sender and receiver<text:line-break/><text:line-break/><text:line-break/><text:line-break/> <text:s text:c="3"/>Chapter 4 <text:s text:c="36"/>XMODEM Protocol Enhancements<text:line-break/><text:line-break/><text:line-break/><text:line-break/><text:line-break/><text:soft-page-break/><text:line-break/><text:line-break/><text:line-break/> <text:s text:c="3"/>X/YMODEM Protocol Reference <text:s text:c="3"/>June 18 1988 <text:s text:c="28"/>11<text:line-break/><text:line-break/><text:line-break/><text:line-break/> <text:s text:c="3"/>both report a successful transmission. The protocol is robust in the<text:line-break/> <text:s text:c="3"/>presence of characters lost by buffer overloading on timesharing systems.<text:line-break/><text:line-break/> <text:s text:c="3"/>The single character ACK/NAK responses generated by the receiving program<text:line-break/> <text:s text:c="3"/>adapt well to split speed modems, where the reverse channel is limited to<text:line-break/> <text:s text:c="3"/>ten per cent or less of the main channel's speed.<text:line-break/><text:line-break/> <text:s text:c="3"/>XMODEM and YMODEM are half duplex protocols which do not attempt to<text:line-break/> <text:s text:c="3"/>transmit information and control signals in both directions at the same<text:line-break/> <text:s text:c="3"/>time. This avoids buffer overrun problems that have been reported by<text:line-break/> <text:s text:c="3"/>users attempting to exploit full duplex asynchronous file transfer<text:line-break/> <text:s text:c="3"/>protocols such as Blast.<text:line-break/><text:line-break/> <text:s text:c="3"/>Professional-YAM adds several proprietary logic enhancements to XMODEM's<text:line-break/> <text:s text:c="3"/>error detection and recovery. These compatible enhancements eliminate<text:line-break/> <text:s text:c="3"/>most of the bad file transfers other programs make when using the XMODEM<text:line-break/> <text:s text:c="3"/>protocol under less than ideal conditions.<text:line-break/><text:line-break/><text:line-break/> <text:s text:c="3"/>4.3 XMODEM-1k 1024 Byte Block<text:line-break/><text:line-break/> <text:s text:c="3"/>Disappointing throughput downloading from Unix with YMODEM[1] lead to the<text:line-break/> <text:s text:c="3"/>development of 1024 byte blocks in 1982. 1024 byte blocks reduce the<text:line-break/> <text:s text:c="3"/>effect of delays from timesharing systems, modems, and packet switched<text:line-break/> <text:s text:c="3"/>networks on throughput by 87.5 per cent in addition to decreasing XMODEM's<text:line-break/> <text:s text:c="3"/>3 per cent overhead (block number, CRC, etc.).<text:line-break/><text:line-break/> <text:s text:c="3"/>Some environments cannot accept 1024 byte bursts, including some networks<text:line-break/> <text:s text:c="3"/>and minicomputer ports. The longer block length should be an option.<text:line-break/><text:line-break/> <text:s text:c="3"/>The choice to use 1024 byte blocks is expressed to the sending program on<text:line-break/> <text:s text:c="3"/>its command line or selection menu.[2] 1024 byte blocks improve throughput<text:line-break/> <text:s text:c="3"/>in many applications.<text:line-break/><text:line-break/> <text:s text:c="3"/>An STX (02) replaces the SOH (01) at the beginning of the transmitted<text:line-break/> <text:s text:c="3"/>block to notify the receiver of the longer block length. The transmitted<text:line-break/> <text:s text:c="3"/>block contains 1024 bytes of data. The receiver should be able to accept<text:line-break/> <text:s text:c="3"/>any mixture of 128 and 1024 byte blocks. The block number (in the second<text:line-break/> <text:s text:c="3"/>and third bytes of the block) is incremented by one for each block<text:line-break/> <text:s text:c="3"/>regardless of the block length.<text:line-break/><text:line-break/> <text:s text:c="3"/>The sender must not change between 128 and 1024 byte block lengths if it<text:line-break/> <text:s text:c="3"/>has not received a valid ACK for the current block. Failure to observe<text:line-break/><text:line-break/><text:line-break/> <text:s text:c="3"/>__________________________________________________________________________<text:line-break/><text:line-break/> <text:s text:c="4"/>1. The name hadn't been coined yet, but the protocol was the same.<text:line-break/><text:line-break/> <text:s text:c="4"/>2. See "KMD/IMP Exceptions to YMODEM" below.<text:line-break/><text:line-break/><text:line-break/><text:line-break/><text:line-break/> <text:s text:c="3"/>Chapter 4 <text:s text:c="36"/>XMODEM Protocol Enhancements<text:line-break/><text:line-break/><text:line-break/><text:line-break/><text:line-break/><text:soft-page-break/></text:p>
      <text:p text:style-name="P4"><text:line-break/><text:line-break/> <text:s text:c="3"/>X/YMODEM Protocol Reference <text:s text:c="3"/>June 18 1988 <text:s text:c="28"/>12<text:line-break/><text:line-break/><text:line-break/><text:line-break/> <text:s text:c="3"/>this restriction allows transmission errors to pass undetected.<text:line-break/><text:line-break/> <text:s text:c="3"/>If 1024 byte blocks are being used, it is possible for a file to "grow" up<text:line-break/> <text:s text:c="3"/>to the next multiple of 1024 bytes. This does not waste disk space if the<text:line-break/> <text:s text:c="3"/>allocation granularity is 1k or greater. With YMODEM batch transmission,<text:line-break/> <text:s text:c="3"/>the optional file length transmitted in the file name block allows the<text:line-break/> <text:s text:c="3"/>receiver to discard the padding, preserving the exact file length and<text:line-break/> <text:s text:c="3"/>contents.<text:line-break/><text:line-break/> <text:s text:c="3"/>1024 byte blocks may be used with batch file transmission or with single<text:line-break/> <text:s text:c="3"/>file transmission. CRC-16 should be used with the k option to preserve<text:line-break/> <text:s text:c="3"/>data integrity over phone lines. If a program wishes to enforce this<text:line-break/> <text:s text:c="3"/>recommendation, it should cancel the transfer, then issue an informative<text:line-break/> <text:s text:c="3"/>diagnostic message if the receiver requests checksum instead of CRC-16.<text:line-break/><text:line-break/> <text:s text:c="3"/>Under no circumstances may a sending program use CRC-16 unless the<text:line-break/> <text:s text:c="3"/>receiver commands CRC-16.<text:line-break/><text:line-break/> <text:s text:c="12"/>Figure 1. XMODEM-1k Blocks<text:line-break/><text:line-break/> <text:s text:c="12"/>SENDER <text:s text:c="33"/>RECEIVER<text:line-break/> <text:s text:c="52"/>"sx -k foo.bar"<text:line-break/> <text:s text:c="12"/>"foo.bar open x.x minutes"<text:line-break/> <text:s text:c="52"/>C<text:line-break/> <text:s text:c="12"/>STX 01 FE Data[1024] CRC CRC<text:line-break/> <text:s text:c="52"/>ACK<text:line-break/> <text:s text:c="12"/>STX 02 FD Data[1024] CRC CRC<text:line-break/> <text:s text:c="52"/>ACK<text:line-break/> <text:s text:c="12"/>STX 03 FC Data[1000] CPMEOF[24] CRC CRC<text:line-break/> <text:s text:c="52"/>ACK<text:line-break/> <text:s text:c="12"/>EOT<text:line-break/> <text:s text:c="52"/>ACK<text:line-break/><text:line-break/> <text:s text:c="12"/>Figure 2. Mixed 1024 and 128 byte Blocks<text:line-break/><text:line-break/> <text:s text:c="12"/>SENDER <text:s text:c="33"/>RECEIVER<text:line-break/> <text:s text:c="52"/>"sx -k foo.bar"<text:line-break/> <text:s text:c="12"/>"foo.bar open x.x minutes"<text:line-break/> <text:s text:c="52"/>C<text:line-break/> <text:s text:c="12"/>STX 01 FE Data[1024] CRC CRC<text:line-break/> <text:s text:c="52"/>ACK<text:line-break/> <text:s text:c="12"/>STX 02 FD Data[1024] CRC CRC<text:line-break/> <text:s text:c="52"/>ACK<text:line-break/> <text:s text:c="12"/>SOH 03 FC Data[128] CRC CRC<text:line-break/> <text:s text:c="52"/>ACK<text:line-break/> <text:s text:c="12"/>SOH 04 FB Data[100] CPMEOF[28] CRC CRC<text:line-break/> <text:s text:c="52"/>ACK<text:line-break/> <text:s text:c="12"/>EOT<text:line-break/> <text:s text:c="52"/>ACK<text:line-break/><text:line-break/><text:line-break/><text:line-break/><text:line-break/><text:line-break/> <text:s text:c="3"/>Chapter 4 <text:s text:c="36"/>XMODEM Protocol Enhancements<text:line-break/><text:line-break/><text:line-break/><text:line-break/><text:line-break/><text:soft-page-break/><text:line-break/><text:line-break/><text:line-break/> <text:s text:c="3"/>X/YMODEM Protocol Reference <text:s text:c="3"/>June 18 1988 <text:s text:c="28"/>13<text:line-break/><text:line-break/><text:line-break/><text:line-break/> <text:s text:c="3"/>5. YMODEM Batch File Transmission<text:line-break/><text:line-break/> <text:s text:c="3"/>The YMODEM Batch protocol is an extension to the XMODEM/CRC protocol that<text:line-break/> <text:s text:c="3"/>allows 0 or more files to be transmitted with a single command.(Zero<text:line-break/> <text:s text:c="3"/>files may be sent if none of the requested files is accessible.) The<text:line-break/> <text:s text:c="3"/>design approach of the YMODEM Batch protocol is to use the normal routines<text:line-break/> <text:s text:c="3"/>for sending and receiving XMODEM blocks in a layered fashion similar to<text:line-break/> <text:s text:c="3"/>packet switching methods.<text:line-break/><text:line-break/> <text:s text:c="3"/>Why was it necessary to design a new batch protocol when one already<text:line-break/> <text:s text:c="3"/>existed in MODEM7?[1] The batch file mode used by MODEM7 is unsuitable<text:line-break/> <text:s text:c="3"/>because it does not permit full pathnames, file length, file date, or<text:line-break/> <text:s text:c="3"/>other attribute information to be transmitted. Such a restrictive design,<text:line-break/> <text:s text:c="3"/>hastily implemented with only CP/M in mind, would not have permitted<text:line-break/> <text:s text:c="3"/>extensions to current areas of personal computing such as Unix, DOS, and<text:line-break/> <text:s text:c="3"/>object oriented systems. In addition, the MODEM7 batch file mode is<text:line-break/> <text:s text:c="3"/>somewhat susceptible to transmission impairments.<text:line-break/><text:line-break/> <text:s text:c="3"/>As in the case of single a file transfer, the receiver initiates batch<text:line-break/> <text:s text:c="3"/>file transmission by sending a "C" character (for CRC-16).<text:line-break/><text:line-break/> <text:s text:c="3"/>The sender opens the first file and sends block number 0 with the<text:line-break/> <text:s text:c="3"/>following information.[2]<text:line-break/><text:line-break/> <text:s text:c="3"/>Only the pathname (file name) part is required for batch transfers.<text:line-break/><text:line-break/> <text:s text:c="3"/>To maintain upwards compatibility, all unused bytes in block 0 must be set<text:line-break/> <text:s text:c="3"/>to null.<text:line-break/><text:line-break/> <text:s text:c="3"/>Pathname The pathname (conventionally, the file name) is sent as a null<text:line-break/> <text:s text:c="8"/>terminated ASCII string. This is the filename format used by the<text:line-break/> <text:s text:c="8"/>handle oriented MSDOS(TM) functions and C library fopen functions.<text:line-break/> <text:s text:c="8"/>An assembly language example follows:<text:line-break/> <text:s text:c="33"/>DB <text:s text:c="5"/>'foo.bar',0<text:line-break/> <text:s text:c="8"/>No spaces are included in the pathname. Normally only the file name<text:line-break/> <text:s text:c="8"/>stem (no directory prefix) is transmitted unless the sender has<text:line-break/> <text:s text:c="8"/>selected YAM's f option to send the full pathname. The source drive<text:line-break/> <text:s text:c="8"/>(A:, B:, etc.) is not sent.<text:line-break/><text:line-break/> <text:s text:c="8"/>Filename Considerations:<text:line-break/><text:line-break/><text:line-break/><text:line-break/> <text:s text:c="3"/>__________________________________________________________________________<text:line-break/><text:line-break/> <text:s text:c="4"/>1. The MODEM7 batch protocol transmitted CP/M FCB bytes f1...f8 and<text:line-break/> <text:s text:c="7"/>t1...t3 one character at a time. The receiver echoed these bytes as<text:line-break/> <text:s text:c="7"/>received, one at a time.<text:line-break/><text:line-break/> <text:s text:c="4"/>2. Only the data part of the block is described here.<text:line-break/><text:line-break/><text:line-break/><text:line-break/><text:line-break/> <text:s text:c="3"/>Chapter 5 <text:s text:c="36"/>XMODEM Protocol Enhancements<text:line-break/><text:line-break/><text:line-break/><text:line-break/><text:line-break/><text:soft-page-break/><text:line-break/><text:line-break/><text:line-break/> <text:s text:c="3"/>X/YMODEM Protocol Reference <text:s text:c="3"/>June 18 1988 <text:s text:c="28"/>14<text:line-break/><text:line-break/><text:line-break/><text:line-break/> <text:s text:c="11"/>+ File names are forced to lower case unless the sending system<text:line-break/> <text:s text:c="13"/>supports upper/lower case file names. This is a convenience for<text:line-break/> <text:s text:c="13"/>users of systems (such as Unix) which store filenames in upper<text:line-break/> <text:s text:c="13"/>and lower case.<text:line-break/><text:line-break/> <text:s text:c="11"/>+ The receiver should accommodate file names in lower and upper<text:line-break/> <text:s text:c="13"/>case.<text:line-break/><text:line-break/> <text:s text:c="11"/>+ When transmitting files between different operating systems,<text:line-break/> <text:s text:c="13"/>file names must be acceptable to both the sender and receiving<text:line-break/> <text:s text:c="13"/>operating systems.<text:line-break/><text:line-break/> <text:s text:c="8"/>If directories are included, they are delimited by /; i.e.,<text:line-break/> <text:s text:c="8"/>"subdir/foo" is acceptable, "subdir\foo" is not.<text:line-break/><text:line-break/> <text:s text:c="3"/>Length The file length and each of the succeeding fields are optional.[3]<text:line-break/> <text:s text:c="8"/>The length field is stored in the block as a decimal string counting<text:line-break/> <text:s text:c="8"/>the number of data bytes in the file. The file length does not<text:line-break/> <text:s text:c="8"/>include any CPMEOF (^Z) or other garbage characters used to pad the<text:line-break/> <text:s text:c="8"/>last block.<text:line-break/><text:line-break/> <text:s text:c="8"/>If the file being transmitted is growing during transmission, the<text:line-break/> <text:s text:c="8"/>length field should be set to at least the final expected file<text:line-break/> <text:s text:c="8"/>length, or not sent.<text:line-break/><text:line-break/> <text:s text:c="8"/>The receiver stores the specified number of characters, discarding<text:line-break/> <text:s text:c="8"/>any padding added by the sender to fill up the last block.<text:line-break/><text:line-break/> <text:s text:c="3"/>Modification Date The mod date is optional, and the filename and length<text:line-break/> <text:s text:c="8"/>may be sent without requiring the mod date to be sent.<text:line-break/><text:line-break/> <text:s text:c="8"/>If the modification date is sent, a single space separates the<text:line-break/> <text:s text:c="8"/>modification date from the file length.<text:line-break/><text:line-break/> <text:s text:c="8"/>The mod date is sent as an octal number giving the time the contents<text:line-break/> <text:s text:c="8"/>of the file were last changed, measured in seconds from Jan 1 1970<text:line-break/> <text:s text:c="8"/>Universal Coordinated Time (GMT). A date of 0 implies the<text:line-break/> <text:s text:c="8"/>modification date is unknown and should be left as the date the file<text:line-break/> <text:s text:c="8"/>is received.<text:line-break/><text:line-break/> <text:s text:c="8"/>This standard format was chosen to eliminate ambiguities arising from<text:line-break/> <text:s text:c="8"/>transfers between different time zones.<text:line-break/><text:line-break/><text:line-break/><text:line-break/><text:line-break/><text:line-break/> <text:s text:c="3"/>__________________________________________________________________________<text:line-break/><text:line-break/> <text:s text:c="4"/>3. Fields may not be skipped.<text:line-break/><text:line-break/><text:line-break/><text:line-break/><text:line-break/> <text:s text:c="3"/>Chapter 5 <text:s text:c="36"/>XMODEM Protocol Enhancements<text:line-break/><text:line-break/><text:line-break/><text:line-break/><text:line-break/><text:soft-page-break/><text:line-break/><text:line-break/><text:line-break/> <text:s text:c="3"/>X/YMODEM Protocol Reference <text:s text:c="3"/>June 18 1988 <text:s text:c="28"/>15<text:line-break/><text:line-break/><text:line-break/><text:line-break/> <text:s text:c="3"/>Mode If the file mode is sent, a single space separates the file mode<text:line-break/> <text:s text:c="8"/>from the modification date. The file mode is stored as an octal<text:line-break/> <text:s text:c="8"/>string. Unless the file originated from a Unix system, the file mode<text:line-break/> <text:s text:c="8"/>is set to 0. rb(1) checks the file mode for the 0x8000 bit which<text:line-break/> <text:s text:c="8"/>indicates a Unix type regular file. Files with the 0x8000 bit set<text:line-break/> <text:s text:c="8"/>are assumed to have been sent from another Unix (or similar) system<text:line-break/> <text:s text:c="8"/>which uses the same file conventions. Such files are not translated<text:line-break/> <text:s text:c="8"/>in any way.<text:line-break/><text:line-break/><text:line-break/> <text:s text:c="3"/>Serial Number If the serial number is sent, a single space separates the<text:line-break/> <text:s text:c="8"/>serial number from the file mode. The serial number of the<text:line-break/> <text:s text:c="8"/>transmitting program is stored as an octal string. Programs which do<text:line-break/> <text:s text:c="8"/>not have a serial number should omit this field, or set it to 0. The<text:line-break/> <text:s text:c="8"/>receiver's use of this field is optional.<text:line-break/><text:line-break/><text:line-break/> <text:s text:c="3"/>Other Fields YMODEM was designed to allow additional header fields to be<text:line-break/> <text:s text:c="8"/>added as above without creating compatibility problems with older<text:line-break/> <text:s text:c="8"/>YMODEM programs. Please contact Omen Technology if other fields are<text:line-break/> <text:s text:c="8"/>needed for special application requirements.<text:line-break/><text:line-break/> <text:s text:c="3"/>The rest of the block is set to nulls. This is essential to preserve<text:line-break/> <text:s text:c="3"/>upward compatibility.[4]<text:line-break/><text:line-break/> <text:s text:c="3"/>If the filename block is received with a CRC or other error, a<text:line-break/> <text:s text:c="3"/>retransmission is requested. After the filename block has been received,<text:line-break/> <text:s text:c="3"/>it is ACK'ed if the write open is successful. If the file cannot be<text:line-break/> <text:s text:c="3"/>opened for writing, the receiver cancels the transfer with CAN characters<text:line-break/> <text:s text:c="3"/>as described above.<text:line-break/><text:line-break/> <text:s text:c="3"/>The receiver then initiates transfer of the file contents with a "C"<text:line-break/> <text:s text:c="3"/>character, according to the standard XMODEM/CRC protocol.<text:line-break/><text:line-break/> <text:s text:c="3"/>After the file contents and XMODEM EOT have been transmitted and<text:line-break/> <text:s text:c="3"/>acknowledged, the receiver again asks for the next pathname.<text:line-break/><text:line-break/> <text:s text:c="3"/>Transmission of a null pathname terminates batch file transmission.<text:line-break/><text:line-break/> <text:s text:c="3"/>Note that transmission of no files is not necessarily an error. This is<text:line-break/> <text:s text:c="3"/>possible if none of the files requested of the sender could be opened for<text:line-break/> <text:s text:c="3"/>reading.<text:line-break/><text:line-break/></text:p>
      <text:p text:style-name="P4"><text:line-break/><text:line-break/> <text:s text:c="3"/>__________________________________________________________________________<text:line-break/><text:line-break/> <text:s text:c="4"/>4. If, perchance, this information extends beyond 128 bytes (possible<text:line-break/> <text:s text:c="7"/>with Unix 4.2 BSD extended file names), the block should be sent as a<text:line-break/> <text:s text:c="7"/>1k block as described above.<text:line-break/><text:line-break/><text:line-break/><text:line-break/> <text:s text:c="3"/>Chapter 5 <text:s text:c="36"/>XMODEM Protocol Enhancements<text:line-break/></text:p>
      <text:p text:style-name="P3"><text:line-break/><text:line-break/><text:line-break/><text:soft-page-break/><text:line-break/><text:line-break/><text:line-break/> <text:s text:c="3"/>X/YMODEM Protocol Reference <text:s text:c="3"/>June 18 1988 <text:s text:c="28"/>16<text:line-break/><text:line-break/><text:line-break/><text:line-break/> <text:s text:c="3"/>Most YMODEM receivers request CRC-16 by default.<text:line-break/><text:line-break/> <text:s text:c="3"/>The Unix programs sz(1) and rz(1) included in the source code file<text:line-break/> <text:s text:c="3"/>RZSZ.ZOO should answer other questions about YMODEM batch protocol.<text:line-break/><text:line-break/> <text:s text:c="13"/>Figure 3. YMODEM Batch Transmission Session (1 file)<text:line-break/><text:line-break/> <text:s text:c="13"/>SENDER <text:s text:c="33"/>RECEIVER<text:line-break/> <text:s text:c="53"/>"sb foo.*&lt;CR&gt;"<text:line-break/> <text:s text:c="13"/>"sending in batch mode etc."<text:line-break/> <text:s text:c="53"/>C (command:rb)<text:line-break/> <text:s text:c="13"/>SOH 00 FF foo.c NUL[123] CRC CRC<text:line-break/> <text:s text:c="53"/>ACK<text:line-break/> <text:s text:c="53"/>C<text:line-break/> <text:s text:c="13"/>SOH 01 FE Data[128] CRC CRC<text:line-break/> <text:s text:c="53"/>ACK<text:line-break/> <text:s text:c="13"/>SOH 02 FC Data[128] CRC CRC<text:line-break/> <text:s text:c="53"/>ACK<text:line-break/> <text:s text:c="13"/>SOH 03 FB Data[100] CPMEOF[28] CRC CRC<text:line-break/> <text:s text:c="53"/>ACK<text:line-break/> <text:s text:c="13"/>EOT<text:line-break/> <text:s text:c="53"/>NAK<text:line-break/> <text:s text:c="13"/>EOT<text:line-break/> <text:s text:c="53"/>ACK<text:line-break/> <text:s text:c="53"/>C<text:line-break/> <text:s text:c="13"/>SOH 00 FF NUL[128] CRC CRC<text:line-break/> <text:s text:c="53"/>ACK<text:line-break/><text:line-break/> <text:s text:c="15"/>Figure 7. YMODEM Header Information and Features<text:line-break/><text:line-break/> <text:s text:c="3"/>_____________________________________________________________<text:line-break/> <text:s text:c="3"/>| Program <text:s text:c="2"/>| Length | Date | Mode | S/N | 1k-Blk | YMODEM-g |<text:line-break/> <text:s text:c="3"/>|___________|________|______|______|_____|________|__________|<text:line-break/> <text:s text:c="3"/>|Unix rz/sz | yes <text:s text:c="3"/>| yes <text:s/>| yes <text:s/>| no <text:s/>| yes <text:s text:c="3"/>| sb only <text:s/>|<text:line-break/> <text:s text:c="3"/>|___________|________|______|______|_____|________|__________|<text:line-break/> <text:s text:c="3"/>|VMS rb/sb <text:s/>| yes <text:s text:c="3"/>| no <text:s text:c="2"/>| no <text:s text:c="2"/>| no <text:s/>| yes <text:s text:c="3"/>| no <text:s text:c="6"/>|<text:line-break/> <text:s text:c="3"/>|___________|________|______|______|_____|________|__________|<text:line-break/> <text:s text:c="3"/>|Pro-YAM <text:s text:c="3"/>| yes <text:s text:c="3"/>| yes <text:s/>| no <text:s text:c="2"/>| yes | yes <text:s text:c="3"/>| yes <text:s text:c="5"/>|<text:line-break/> <text:s text:c="3"/>|___________|________|______|______|_____|________|__________|<text:line-break/> <text:s text:c="3"/>|CP/M YAM <text:s text:c="2"/>| no <text:s text:c="4"/>| no <text:s text:c="2"/>| no <text:s text:c="2"/>| no <text:s/>| yes <text:s text:c="3"/>| no <text:s text:c="6"/>|<text:line-break/> <text:s text:c="3"/>|___________|________|______|______|_____|________|__________|<text:line-break/> <text:s text:c="3"/>|KMD/IMP <text:s text:c="3"/>| ? <text:s text:c="5"/>| no <text:s text:c="2"/>| no <text:s text:c="2"/>| no <text:s/>| yes <text:s text:c="3"/>| no <text:s text:c="6"/>|<text:line-break/> <text:s text:c="3"/>|___________|________|______|______|_____|________|__________|<text:line-break/><text:line-break/> <text:s text:c="3"/>5.1 KMD/IMP Exceptions to YMODEM<text:line-break/><text:line-break/> <text:s text:c="3"/>KMD and IMP use a "CK" character sequence emitted by the receiver to<text:line-break/> <text:s text:c="3"/>trigger the use of 1024 byte blocks as an alternative to specifying this<text:line-break/> <text:s text:c="3"/>option to the sending program. This two character sequence generally<text:line-break/> <text:s text:c="3"/>works well on single process micros in direct communication, provided the<text:line-break/> <text:s text:c="3"/>programs rigorously adhere to all the XMODEM recommendations included<text:line-break/><text:line-break/><text:line-break/><text:line-break/> <text:s text:c="3"/>Chapter 5 <text:s text:c="36"/>XMODEM Protocol Enhancements<text:line-break/><text:line-break/><text:line-break/><text:line-break/><text:line-break/><text:soft-page-break/><text:line-break/><text:line-break/><text:line-break/> <text:s text:c="3"/>X/YMODEM Protocol Reference <text:s text:c="3"/>June 18 1988 <text:s text:c="28"/>17<text:line-break/><text:line-break/><text:line-break/><text:line-break/> <text:s text:c="10"/>Figure 4. YMODEM Batch Transmission Session (2 files)<text:line-break/><text:line-break/> <text:s text:c="10"/>SENDER <text:s text:c="33"/>RECEIVER<text:line-break/> <text:s text:c="50"/>"sb foo.c baz.c&lt;CR&gt;"<text:line-break/> <text:s text:c="10"/>"sending in batch mode etc."<text:line-break/> <text:s text:c="50"/>C (command:rb)<text:line-break/> <text:s text:c="10"/>SOH 00 FF foo.c NUL[123] CRC CRC<text:line-break/> <text:s text:c="50"/>ACK<text:line-break/> <text:s text:c="50"/>C<text:line-break/> <text:s text:c="10"/>SOH 01 FE Data[128] CRC CRC<text:line-break/> <text:s text:c="50"/>ACK<text:line-break/> <text:s text:c="10"/>SOH 02 FC Data[128] CRC CRC<text:line-break/> <text:s text:c="50"/>ACK<text:line-break/> <text:s text:c="10"/>SOH 03 FB Data[100] CPMEOF[28] CRC CRC<text:line-break/> <text:s text:c="50"/>ACK<text:line-break/> <text:s text:c="10"/>EOT<text:line-break/> <text:s text:c="50"/>NAK<text:line-break/> <text:s text:c="10"/>EOT<text:line-break/> <text:s text:c="50"/>ACK<text:line-break/> <text:s text:c="50"/>C<text:line-break/> <text:s text:c="10"/>SOH 00 FF baz.c NUL[123] CRC CRC<text:line-break/> <text:s text:c="50"/>ACK<text:line-break/> <text:s text:c="50"/>C<text:line-break/> <text:s text:c="10"/>SOH 01 FB Data[100] CPMEOF[28] CRC CRC<text:line-break/> <text:s text:c="50"/>ACK<text:line-break/> <text:s text:c="10"/>EOT<text:line-break/> <text:s text:c="50"/>NAK<text:line-break/> <text:s text:c="10"/>EOT<text:line-break/> <text:s text:c="50"/>ACK<text:line-break/> <text:s text:c="50"/>C<text:line-break/> <text:s text:c="10"/>SOH 00 FF NUL[128] CRC CRC<text:line-break/> <text:s text:c="50"/>ACK<text:line-break/><text:line-break/> <text:s text:c="11"/>Figure 5. YMODEM Batch Transmission Session-1k Blocks<text:line-break/><text:line-break/> <text:s text:c="11"/>SENDER <text:s text:c="33"/>RECEIVER<text:line-break/> <text:s text:c="51"/>"sb -k foo.*&lt;CR&gt;"<text:line-break/> <text:s text:c="11"/>"sending in batch mode etc."<text:line-break/> <text:s text:c="51"/>C (command:rb)<text:line-break/> <text:s text:c="11"/>SOH 00 FF foo.c NUL[123] CRC CRC<text:line-break/> <text:s text:c="51"/>ACK<text:line-break/> <text:s text:c="51"/>C<text:line-break/> <text:s text:c="11"/>STX 01 FD Data[1024] CRC CRC<text:line-break/> <text:s text:c="51"/>ACK<text:line-break/> <text:s text:c="11"/>SOH 02 FC Data[128] CRC CRC<text:line-break/> <text:s text:c="51"/>ACK<text:line-break/> <text:s text:c="11"/>SOH 03 FB Data[100] CPMEOF[28] CRC CRC<text:line-break/> <text:s text:c="51"/>ACK<text:line-break/> <text:s text:c="11"/>EOT<text:line-break/> <text:s text:c="51"/>NAK<text:line-break/> <text:s text:c="11"/>EOT<text:line-break/><text:line-break/><text:line-break/><text:line-break/> <text:s text:c="3"/>Chapter 5 <text:s text:c="36"/>XMODEM Protocol Enhancements<text:line-break/><text:line-break/><text:line-break/><text:line-break/><text:line-break/><text:soft-page-break/><text:line-break/><text:line-break/><text:line-break/> <text:s text:c="3"/>X/YMODEM Protocol Reference <text:s text:c="3"/>June 18 1988 <text:s text:c="28"/>18<text:line-break/><text:line-break/><text:line-break/><text:line-break/> <text:s text:c="51"/>ACK<text:line-break/> <text:s text:c="51"/>C<text:line-break/> <text:s text:c="11"/>SOH 00 FF NUL[128] CRC CRC<text:line-break/> <text:s text:c="51"/>ACK<text:line-break/><text:line-break/> <text:s text:c="10"/>Figure 6. YMODEM Filename block transmitted by sz<text:line-break/><text:line-break/> <text:s text:c="10"/>-rw-r--r-- <text:s/>6347 Jun 17 1984 20:34 bbcsched.txt<text:line-break/><text:line-break/> <text:s text:c="10"/>00 0100FF62 62637363 6865642E 74787400 <text:s text:c="2"/>|...bbcsched.txt.|<text:line-break/> <text:s text:c="10"/>10 36333437 20333331 34373432 35313320 <text:s text:c="2"/>|6347 3314742513 |<text:line-break/> <text:s text:c="10"/>20 31303036 34340000 00000000 00000000 <text:s text:c="2"/>|100644..........|<text:line-break/> <text:s text:c="10"/>30 00000000 00000000 00000000 00000000<text:line-break/> <text:s text:c="10"/>40 00000000 00000000 00000000 00000000<text:line-break/> <text:s text:c="10"/>50 00000000 00000000 00000000 00000000<text:line-break/> <text:s text:c="10"/>60 00000000 00000000 00000000 00000000<text:line-break/> <text:s text:c="10"/>70 00000000 00000000 00000000 00000000<text:line-break/> <text:s text:c="10"/>80 000000CA 56<text:line-break/><text:line-break/> <text:s text:c="3"/>herein. Programs with marginal XMODEM implementations do not fare so<text:line-break/> <text:s text:c="3"/>well. Timesharing systems and packet switched networks can separate the<text:line-break/> <text:s text:c="3"/>successive characters, rendering this method unreliable.<text:line-break/><text:line-break/> <text:s text:c="3"/>Sending programs may detect the CK sequence if the operating enviornment<text:line-break/> <text:s text:c="3"/>does not preclude reliable implementation.<text:line-break/><text:line-break/> <text:s text:c="3"/>Instead of the standard YMODEM file length in decimal, KMD and IMP<text:line-break/> <text:s text:c="3"/>transmit the CP/M record count in the last two bytes of the header block.<text:line-break/><text:line-break/><text:line-break/> <text:s text:c="3"/>6. YMODEM-g File Transmission<text:line-break/><text:line-break/> <text:s text:c="3"/>Developing technology is providing phone line data transmission at ever<text:line-break/> <text:s text:c="3"/>higher speeds using very specialized techniques. These high speed modems,<text:line-break/> <text:s text:c="3"/>as well as session protocols such as X.PC, provide high speed, nearly<text:line-break/> <text:s text:c="3"/>error free communications at the expense of considerably increased delay<text:line-break/> <text:s text:c="3"/>time.<text:line-break/><text:line-break/> <text:s text:c="3"/>This delay time is moderate compared to human interactions, but it<text:line-break/> <text:s text:c="3"/>cripples the throughput of most error correcting protocols.<text:line-break/><text:line-break/> <text:s text:c="3"/>The g option to YMODEM has proven effective under these circumstances.<text:line-break/> <text:s text:c="3"/>The g option is driven by the receiver, which initiates the batch transfer<text:line-break/> <text:s text:c="3"/>by transmitting a G instead of C. When the sender recognizes the G, it<text:line-break/> <text:s text:c="3"/>bypasses the usual wait for an ACK to each transmitted block, sending<text:line-break/> <text:s text:c="3"/>succeeding blocks at full speed, subject to XOFF/XON or other flow control<text:line-break/> <text:s text:c="3"/>exerted by the medium.<text:line-break/><text:line-break/> <text:s text:c="3"/>The sender expects an inital G to initiate the transmission of a<text:line-break/> <text:s text:c="3"/>particular file, and also expects an ACK on the EOT sent at the end of<text:line-break/> <text:s text:c="3"/>each file. This synchronization allows the receiver time to open and<text:line-break/><text:line-break/><text:line-break/><text:line-break/> <text:s text:c="3"/>Chapter 6 <text:s text:c="36"/>XMODEM Protocol Enhancements<text:line-break/><text:line-break/><text:line-break/><text:line-break/><text:line-break/><text:soft-page-break/><text:line-break/><text:line-break/><text:line-break/> <text:s text:c="3"/>X/YMODEM Protocol Reference <text:s text:c="3"/>June 18 1988 <text:s text:c="28"/>19<text:line-break/><text:line-break/><text:line-break/><text:line-break/> <text:s text:c="3"/>close files as necessary.<text:line-break/><text:line-break/> <text:s text:c="3"/>If an error is detected in a YMODEM-g transfer, the receiver aborts the<text:line-break/> <text:s text:c="3"/>transfer with the multiple CAN abort sequence. The ZMODEM protocol should<text:line-break/> <text:s text:c="3"/>be used in applications that require both streaming throughput and error<text:line-break/> <text:s text:c="3"/>recovery.<text:line-break/><text:line-break/> <text:s text:c="11"/>Figure 8. YMODEM-g Transmission Session<text:line-break/><text:line-break/> <text:s text:c="11"/>SENDER <text:s text:c="33"/>RECEIVER<text:line-break/> <text:s text:c="51"/>"sb foo.*&lt;CR&gt;"<text:line-break/> <text:s text:c="11"/>"sending in batch mode etc..."<text:line-break/> <text:s text:c="51"/>G (command:rb -g)<text:line-break/> <text:s text:c="11"/>SOH 00 FF foo.c NUL[123] CRC CRC<text:line-break/> <text:s text:c="51"/>G<text:line-break/> <text:s text:c="11"/>SOH 01 FE Data[128] CRC</text:p>
      <text:p text:style-name="P6"><text:s/>CRC<text:line-break/> <text:s text:c="11"/>STX 02 FD Data[1024] CRC CRC<text:line-break/> <text:s text:c="11"/>SOH 03 FC Data[128] CRC CRC<text:line-break/> <text:s text:c="11"/>SOH 04 FB Data[100] CPMEOF[28] CRC CRC<text:line-break/> <text:s text:c="11"/>EOT<text:line-break/> <text:s text:c="51"/>ACK<text:line-break/> <text:s text:c="51"/>G<text:line-break/> <text:s text:c="11"/>SOH 00 FF NUL[128] CRC CRC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 <text:s text:c="3"/>Chapter 6 <text:s text:c="36"/>XMODEM Protocol Enhancements<text:line-break/><text:line-break/><text:line-break/><text:line-break/><text:line-break/></text:p>
      <text:p text:style-name="P6"><text:soft-page-break/></text:p>
      <text:p text:style-name="P6"><text:line-break/><text:line-break/> X/YMODEM Protocol Reference <text:s text:c="3"/>June 18 1988 <text:s text:c="28"/>20<text:line-break/><text:line-break/><text:line-break/><text:line-break/> 7. XMODEM PROTOCOL OVERVIEW<text:line-break/><text:line-break/> 8/9/82 by Ward Christensen.<text:line-break/><text:line-break/> I will maintain a master copy of this. Please pass on changes or<text:line-break/> suggestions via CBBS/Chicago at (312) 545-8086, CBBS/CPMUG (312) 849-1132<text:line-break/> or by voice at (312) 849-6279.<text:line-break/><text:line-break/> 7.1 Definitions<text:line-break/><text:line-break/> &lt;soh&gt; 01H<text:line-break/> &lt;eot&gt; 04H<text:line-break/> &lt;ack&gt; 06H<text:line-break/> &lt;nak&gt; 15H<text:line-break/> &lt;can&gt; 18H<text:line-break/> &lt;C&gt; <text:s text:c="2"/>43H<text:line-break/><text:line-break/><text:line-break/> 7.2 Transmission Medium Level Protocol<text:line-break/><text:line-break/> Asynchronous, 8 data bits, no parity, one stop bit.<text:line-break/><text:line-break/> The protocol imposes no restrictions on the contents of the data being<text:line-break/> transmitted. No control characters are looked for in the 128-byte data<text:line-break/> messages. Absolutely any kind of data may be sent - binary, ASCII, etc.<text:line-break/> The protocol has not formally been adopted to a 7-bit environment for the<text:line-break/> transmission of ASCII-only (or unpacked-hex) data , although it could be<text:line-break/> simply by having both ends agree to AND the protocol-dependent data with<text:line-break/> 7F hex before validating it. I specifically am referring to the checksum,<text:line-break/> and the block numbers and their ones- complement.<text:line-break/><text:line-break/> Those wishing to maintain compatibility of the CP/M file structure, i.e.<text:line-break/> to allow modem<text:span text:style-name="T2">m</text:span>ing ASCII files to or from CP/M systems should follow this<text:line-break/> data format:<text:line-break/><text:line-break/> + ASCII tabs used (09H); tabs set every 8.<text:line-break/><text:line-break/> + Lines terminated by CR/LF (0DH 0AH)<text:line-break/><text:line-break/> + End-of-file indicated by ^Z, 1AH. (one or more)<text:line-break/><text:line-break/> + Data is variable length, i.e. should be considered a continuous<text:line-break/> stream of data bytes, broken into 128-byte chunks purely for the<text:line-break/> purpose of transmission.<text:line-break/><text:line-break/> + A CP/M "peculiarity": If the data ends exactly on a 128-byte<text:line-break/> boundary, i.e. CR in 127, and LF in 128, a subsequent sector<text:line-break/> containing the ^Z EOF character(s) is optional, but is preferred.<text:line-break/> Some utilities or user programs still do not handle EOF without ^Zs.<text:line-break/><text:line-break/><text:line-break/><text:line-break/><text:line-break/><text:line-break/> Chapter 7 <text:s text:c="40"/>XMODEM Protocol Overview<text:line-break/><text:line-break/><text:line-break/><text:line-break/><text:line-break/><text:soft-page-break/><text:line-break/><text:line-break/><text:line-break/> <text:s text:c="3"/>X/YMODEM Protocol Reference <text:s text:c="3"/>June 18 1988 <text:s text:c="28"/>21<text:line-break/><text:line-break/><text:line-break/><text:line-break/> <text:s text:c="6"/>+ The last block sent is no different from others, i.e. there is no<text:line-break/> <text:s text:c="8"/>"short block".<text:line-break/> <text:s text:c="17"/>Figure 9. XMODEM Message Block Level Protocol<text:line-break/><text:line-break/> <text:s text:c="3"/>Each block of the transfer looks like:<text:line-break/> <text:s text:c="9"/>&lt;SOH&gt;&lt;blk #&gt;&lt;255-blk #&gt;&lt;--128 data bytes--&gt;&lt;cksum&gt;<text:line-break/> <text:s text:c="3"/>in which:<text:line-break/> <text:s text:c="3"/>&lt;SOH&gt; <text:s text:c="8"/>= 01 hex<text:line-break/> <text:s text:c="3"/>&lt;blk #&gt; <text:s text:c="6"/>= binary number, starts at 01 increments by 1, and<text:line-break/> <text:s text:c="19"/>wraps 0FFH to 00H (not to 01)<text:line-break/> <text:s text:c="3"/>&lt;255-blk #&gt; <text:s text:c="2"/>= blk # after going thru 8080 "CMA" instr, i.e.<text:line-break/> <text:s text:c="19"/>each bit complemented in the 8-bit block number.<text:line-break/> <text:s text:c="19"/>Formally, this is the "ones complement".<text:line-break/> <text:s text:c="3"/>&lt;cksum&gt; <text:s text:c="6"/>= the sum of the data bytes only. Toss any carry.<text:line-break/><text:line-break/> <text:s text:c="3"/>7.3 File Level Protocol<text:line-break/><text:line-break/> <text:s text:c="3"/>7.3.1 Common_to_Both_Sender_and_Receiver<text:line-break/> <text:s text:c="3"/>All errors are retried 10 times. For versions running with an operator<text:line-break/> <text:s text:c="3"/>(i.e. NOT with XMODEM), a message is typed after 10 errors asking the<text:line-break/> <text:s text:c="3"/>operator whether to "retry or quit".<text:line-break/><text:line-break/> <text:s text:c="3"/>Some versions of the protocol use &lt;can&gt;, ASCII ^X, to cancel transmission.<text:line-break/> <text:s text:c="3"/>This was never adopted as a standard, as having a single "abort" character<text:line-break/> <text:s text:c="3"/>makes the transmission susceptible to false termination due to an &lt;ack&gt;<text:line-break/> <text:s text:c="3"/>&lt;nak&gt; or &lt;soh&gt; being corrupted into a &lt;can&gt; and aborting transmission.<text:line-break/><text:line-break/> <text:s text:c="3"/>The protocol may be considered "receiver driven", that is, the sender need<text:line-break/> <text:s text:c="3"/>not automatically re-transmit, although it does in the current<text:line-break/> <text:s text:c="3"/>implementations.<text:line-break/><text:line-break/><text:line-break/> <text:s text:c="3"/>7.3.2 Receive_Program_Considerations<text:line-break/> <text:s text:c="3"/>The receiver has a 10-second timeout. It sends a &lt;nak&gt; every time it<text:line-break/> <text:s text:c="3"/>times out. The receiver's first timeout, which sends a &lt;nak&gt;, signals the<text:line-break/> <text:s text:c="3"/>transmitter to start. Optionally, the receiver could send a &lt;nak&gt;<text:line-break/> <text:s text:c="3"/>immediately, in case the sender was ready. This would save the initial 10<text:line-break/> <text:s text:c="3"/>second timeout. However, the receiver MUST continue to timeout every 10<text:line-break/> <text:s text:c="3"/>seconds in case the sender wasn't ready.<text:line-break/><text:line-break/> <text:s text:c="3"/>Once into a receiving a block, the receiver goes into a one-second timeout<text:line-break/> <text:s text:c="3"/>for each character and the checksum. If the receiver wishes to &lt;nak&gt; a<text:line-break/> <text:s text:c="3"/>block for any reason (invalid header, timeout receiving data), it must<text:line-break/> <text:s text:c="3"/>wait for the line to clear. See "programming tips" for ideas<text:line-break/><text:line-break/> <text:s text:c="3"/>Synchronizing: <text:s/>If a valid block number is received, it will be: 1) the<text:line-break/> <text:s text:c="3"/>expected one, in which case everything is fine; or 2) a repeat of the<text:line-break/> <text:s text:c="3"/>previously received block. This should be considered OK, and only<text:line-break/> <text:s text:c="3"/>indicates that the receivers &lt;ack&gt; got glitched, and the sender re-<text:line-break/> <text:s text:c="3"/>transmitted; 3) any other block number indicates a fatal loss of<text:line-break/> <text:s text:c="3"/>synchronization, such as the rare case of the sender getting a line-glitch<text:line-break/><text:line-break/><text:line-break/><text:line-break/> <text:s text:c="3"/>Chapter 7 <text:s text:c="40"/>XMODEM Protocol Overview<text:line-break/><text:line-break/><text:line-break/><text:line-break/><text:line-break/><text:soft-page-break/><text:line-break/><text:line-break/><text:line-break/> <text:s text:c="3"/>X/YMODEM Protocol Reference <text:s text:c="3"/>June 18 1988 <text:s text:c="28"/>22<text:line-break/><text:line-break/><text:line-break/><text:line-break/> <text:s text:c="3"/>that looked like an &lt;ack&gt;. Abort the transmission, sending a &lt;can&gt;<text:line-break/><text:line-break/><text:line-break/> <text:s text:c="3"/>7.3.3 Sending_program_considerations<text:line-break/> <text:s text:c="3"/>While waiting for transmission to begin, the sender has only a single very<text:line-break/> <text:s text:c="3"/>long timeout, say one minute. In the current protocol, the sender has a<text:line-break/> <text:s text:c="3"/>10 second timeout before retrying. I suggest NOT doing this, and letting<text:line-break/> <text:s text:c="3"/>the protocol be completely receiver-driven. This will be compatible with<text:line-break/> <text:s text:c="3"/>existing programs.<text:line-break/><text:line-break/> <text:s text:c="3"/>When the sender has no more data, it sends an &lt;eot&gt;, and awaits an &lt;ack&gt;,<text:line-break/> <text:s text:c="3"/>resending the &lt;eot&gt; if it doesn't get one. Again, the protocol could be<text:line-break/> <text:s text:c="3"/>receiver-driven, with the sender only having the high-level 1-minute<text:line-break/> <text:s text:c="3"/>timeout to abort.<text:line-break/><text:line-break/><text:line-break/> <text:s text:c="3"/>Here is a sample of the data flow, sending a 3-block message. It includes<text:line-break/> <text:s text:c="3"/>the two most common line hits - a garbaged block, and an &lt;ack&gt; reply<text:line-break/> <text:s text:c="3"/>getting garbaged. &lt;xx&gt; represents the checksum byte.<text:line-break/><text:line-break/> <text:s text:c="17"/>Figure 10. Data flow including Error Recovery<text:line-break/><text:line-break/> <text:s text:c="3"/>SENDER <text:s text:c="33"/>RECEIVER<text:line-break/> <text:s text:c="33"/>times out after 10 seconds,<text:line-break/> <text:s text:c="33"/>&lt;--- <text:s text:c="13"/>&lt;nak&gt;<text:line-break/> <text:s text:c="3"/>&lt;soh&gt; 01 FE -data- &lt;xx&gt; <text:s text:c="6"/>---&gt;<text:line-break/> <text:s text:c="33"/>&lt;--- <text:s text:c="13"/>&lt;ack&gt;<text:line-break/> <text:s text:c="3"/>&lt;soh&gt; 02 FD -data- xx <text:s text:c="8"/>---&gt; <text:s text:c="6"/>(data gets line hit)<text:line-break/> <text:s text:c="33"/>&lt;--- <text:s text:c="13"/>&lt;nak&gt;<text:line-break/> <text:s text:c="3"/>&lt;soh&gt; 02 FD -data- xx <text:s text:c="8"/>---&gt;<text:line-break/> <text:s text:c="33"/>&lt;--- <text:s text:c="13"/>&lt;ack&gt;<text:line-break/> <text:s text:c="3"/>&lt;soh&gt; 03 FC -data- xx <text:s text:c="8"/>---&gt;<text:line-break/> <text:s text:c="3"/>(ack gets garbaged) <text:s text:c="10"/>&lt;--- <text:s text:c="13"/>&lt;ack&gt;<text:line-break/> <text:s text:c="3"/>&lt;soh&gt; 03 FC -data- xx <text:s text:c="8"/>---&gt; <text:s text:c="13"/>&lt;ack&gt;<text:line-break/> <text:s text:c="3"/>&lt;eot&gt; <text:s text:c="24"/>---&gt;<text:line-break/> <text:s text:c="33"/>&lt;--- <text:s text:c="6"/>&lt;anything except ack&gt;<text:line-break/> <text:s text:c="3"/>&lt;eot&gt; <text:s text:c="24"/>---&gt;<text:line-break/> <text:s text:c="33"/>&lt;--- <text:s text:c="13"/>&lt;ack&gt;<text:line-break/> <text:s text:c="3"/>(finished)<text:line-break/><text:line-break/> <text:s text:c="3"/>7.4 Programming Tips<text:line-break/><text:line-break/> <text:s text:c="6"/>+ The character-receive subroutine should be called with a parameter<text:line-break/> <text:s text:c="8"/>specifying the number of seconds to wait. The receiver should first<text:line-break/> <text:s text:c="8"/>call it with a time of 10, then &lt;nak&gt; and try again, 10 times.<text:line-break/><text:line-break/> <text:s text:c="8"/>After receiving the &lt;soh&gt;, the receiver should call the character<text:line-break/> <text:s text:c="8"/>receive subroutine with a 1-second timeout, for the remainder of the<text:line-break/> <text:s text:c="8"/>message and the &lt;cksum&gt;. Since they are sent as a continuous stream,<text:line-break/> <text:s text:c="8"/>timing out of this implies a serious like glitch that caused, say,<text:line-break/> <text:s text:c="8"/>127 characters to be seen instead of 128.<text:line-break/><text:line-break/><text:line-break/><text:line-break/> <text:s text:c="3"/>Chapter 7 <text:s text:c="40"/>XMODEM Protocol Overview<text:line-break/><text:line-break/><text:line-break/><text:line-break/><text:line-break/><text:soft-page-break/><text:line-break/><text:line-break/><text:line-break/> <text:s text:c="3"/>X/YMODEM Protocol Reference <text:s text:c="3"/>June 18 1988 <text:s text:c="28"/>23<text:line-break/><text:line-break/><text:line-break/><text:line-break/> <text:s text:c="6"/>+ When the receiver wishes to &lt;nak&gt;, it should call a "PURGE"<text:line-break/> <text:s text:c="8"/>subroutine, to wait for the line to clear. Recall the sender tosses<text:line-break/> <text:s text:c="8"/>any characters in its UART buffer immediately upon completing sending<text:line-break/> <text:s text:c="8"/>a block, to ensure no glitches were mis- interpreted.<text:line-break/><text:line-break/> <text:s text:c="8"/>The most common technique is for "PURGE" to call the character<text:line-break/> <text:s text:c="8"/>receive subroutine, specifying a 1-second timeout,[1] and looping<text:line-break/> <text:s text:c="8"/>back to PURGE until a timeout occurs. The &lt;nak&gt; is then sent,<text:line-break/> <text:s text:c="8"/>ensuring the other end will see it.<text:line-break/><text:line-break/> <text:s text:c="6"/>+ You may wish to add code recommended by John Mahr to your character<text:line-break/> <text:s text:c="8"/>receive routine - to set an error flag if the UART shows framing<text:line-break/> <text:s text:c="8"/>error, or overrun. This will help catch a few more glitches - the<text:line-break/> <text:s text:c="8"/>most common of which is a hit in the high bits of the byte in two<text:line-break/> <text:s text:c="8"/>consecutive bytes. The &lt;cksum&gt; comes out OK since counting in 1-byte<text:line-break/> <text:s text:c="8"/>produces the same result of adding 80H + 80H as with adding 00H +<text:line-break/> <text:s text:c="8"/>00H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 <text:s text:c="3"/>__________________________________________________________________________<text:line-break/><text:line-break/> <text:s text:c="4"/>1. These times should be adjusted for use with timesharing systems.<text:line-break/><text:line-break/><text:line-break/><text:line-break/><text:line-break/> <text:s text:c="3"/>Chapter 7 <text:s text:c="40"/>XMODEM Protocol Overview<text:line-break/><text:line-break/><text:line-break/><text:line-break/><text:line-break/><text:soft-page-break/><text:line-break/><text:line-break/><text:line-break/> <text:s text:c="3"/>X/YMODEM Protocol Reference <text:s text:c="3"/>June 18 1988 <text:s text:c="28"/>24<text:line-break/><text:line-break/><text:line-break/><text:line-break/> <text:s text:c="3"/>8. XMODEM/CRC Overview<text:line-break/><text:line-break/> <text:s text:c="3"/>Original 1/13/85 by John Byrns -- CRC option.<text:line-break/><text:line-break/> <text:s text:c="3"/>Please pass on any reports of errors in this document or suggestions for<text:line-break/> <text:s text:c="3"/>improvement to me via Ward's/CBBS at (312) 849-1132, or by voice at (312)<text:line-break/> <text:s text:c="3"/>885-1105.<text:line-break/><text:line-break/> <text:s text:c="3"/>The CRC used in the Modem Protocol is an alternate form of block check<text:line-break/> <text:s text:c="3"/>which provides more robust error detection than the original checksum.<text:line-break/> <text:s text:c="3"/>Andrew S. Tanenbaum says in his book, Computer Networks, that the CRC-<text:line-break/> <text:s text:c="3"/>CCITT used by the Modem Protocol will detect all single and double bit<text:line-break/> <text:s text:c="3"/>errors, all errors with an odd number of bits, all burst errors of length<text:line-break/> <text:s text:c="3"/>16 or less, 99.997% of 17-bit error bursts, and 99.998% of 18-bit and<text:line-break/> <text:s text:c="3"/>longer bursts.[1]<text:line-break/><text:line-break/> <text:s text:c="3"/>The changes to the Modem Protocol to replace the checksum with the CRC are<text:line-break/> <text:s text:c="3"/>straight forward. If that were all that we did we would not be able to<text:line-break/> <text:s text:c="3"/>communicate between a program using the old checksum protocol and one<text:line-break/> <text:s text:c="3"/>using the new CRC protocol. An initial handshake was added to solve this<text:line-break/> <text:s text:c="3"/>problem. The handshake allows a receiving program with CRC capability to<text:line-break/> <text:s text:c="3"/>determine whether the sending program supports the CRC option, and to<text:line-break/> <text:s text:c="3"/>switch it to CRC mode if it does. This handshake is designed so that it<text:line-break/> <text:s text:c="3"/>will work properly with programs which implement only the original<text:line-break/> <text:s text:c="3"/>protocol. A description of this handshake is presented in section 10.<text:line-break/><text:line-break/> <text:s text:c="15"/>Figure 11. Message Block Level Protocol, CRC mode<text:line-break/><text:line-break/> <text:s text:c="3"/>Each block of the transfer in CRC mode looks like:<text:line-break/> <text:s text:c="8"/>&lt;SOH&gt;&lt;blk #&gt;&lt;255-blk #&gt;&lt;--128 data bytes--&gt;&lt;CRC hi&gt;&lt;CRC lo&gt;<text:line-break/> <text:s text:c="3"/>in which:<text:line-break/> <text:s text:c="3"/>&lt;SOH&gt; <text:s text:c="7"/>= 01 hex<text:line-break/> <text:s text:c="3"/>&lt;blk #&gt; <text:s text:c="5"/>= binary number, starts at 01 increments by 1, and<text:line-break/> <text:s text:c="18"/>wraps 0FFH to 00H (not to 01)<text:line-break/> <text:s text:c="3"/>&lt;255-blk #&gt; <text:s/>= ones complement of blk #.<text:line-break/> <text:s text:c="3"/>&lt;CRC hi&gt; <text:s text:c="4"/>= byte containing the 8 hi order coefficients of the CRC.<text:line-break/> <text:s text:c="3"/>&lt;CRC lo&gt; <text:s text:c="4"/>= byte containing the 8 lo order coefficients of the CRC.<text:line-break/><text:line-break/> <text:s text:c="3"/>8.1 CRC Calculation<text:line-break/><text:line-break/> <text:s text:c="3"/>8.1.1 Formal_Definition<text:line-break/> <text:s text:c="3"/>To calculate the 16 bit CRC the message bits are considered to be the<text:line-break/> <text:s text:c="3"/>coefficients of a polynomial. This message polynomial is first multiplied<text:line-break/> <text:s text:c="3"/>by X^16 and then divided by the generator polynomial (X^16 + X^12 + X^5 +<text:line-break/><text:line-break/><text:line-break/> <text:s text:c="3"/>__________________________________________________________________________<text:line-break/><text:line-break/> <text:s text:c="4"/>1. This reliability figure is misleading because XMODEM's critical<text:line-break/> <text:s text:c="7"/>supervisory functions are not protected by this CRC.<text:line-break/><text:line-break/><text:line-break/><text:line-break/><text:line-break/> <text:s text:c="3"/>Chapter 8 <text:s text:c="40"/>XMODEM Protocol Overview<text:line-break/><text:line-break/><text:line-break/><text:line-break/><text:line-break/><text:soft-page-break/></text:p>
      <text:p text:style-name="P6"><text:line-break/><text:line-break/> <text:s text:c="3"/>X/YMODEM Protocol Reference <text:s text:c="3"/>June 18 1988 <text:s text:c="28"/>25<text:line-break/><text:line-break/><text:line-break/><text:line-break/> <text:s text:c="3"/>1) using modulo two arithmetic. The remainder left after the division is<text:line-break/> <text:s text:c="3"/>the desired CRC. Since a message block in the Modem Protocol is 128 bytes<text:line-break/> <text:s text:c="3"/>or 1024 bits, the message polynomial will be of order X^1023. The hi order<text:line-break/> <text:s text:c="3"/>bit of the first byte of the message block is the coefficient of X^1023 in<text:line-break/> <text:s text:c="3"/>the message polynomial. The lo order bit of the last byte of the message<text:line-break/> <text:s text:c="3"/>block is the coefficient of X^0 in the message polynomial.<text:line-break/><text:line-break/> <text:s text:c="14"/>Figure 12. Example of CRC Calculation written in C<text:line-break/><text:line-break/> <text:s text:c="3"/>The following XMODEM crc routine is taken from "rbsb.c". Please refer to<text:line-break/> <text:s text:c="3"/>the source code for these programs (contained in RZSZ.ZOO) for usage. A<text:line-break/> <text:s text:c="3"/>fast table driven version is also included in this file.<text:line-break/><text:line-break/> <text:s text:c="3"/>/* update CRC */<text:line-break/> <text:s text:c="3"/>unsigned short<text:line-break/> <text:s text:c="3"/>updcrc(c, crc)<text:line-break/> <text:s text:c="3"/>register c;<text:line-break/> <text:s text:c="3"/>register unsigned crc;<text:line-break/> <text:s text:c="3"/>{<text:line-break/> <text:s text:c="11"/>register count;<text:line-break/><text:line-break/> <text:s text:c="11"/>for (count=8; --count&gt;=0;) {<text:line-break/> <text:s text:c="19"/>if (crc &amp; 0x8000) {<text:line-break/> <text:s text:c="27"/>crc &lt;&lt;= 1;<text:line-break/> <text:s text:c="27"/>crc += (((c&lt;&lt;=1) &amp; 0400) <text:s/>!= <text:s/>0);<text:line-break/> <text:s text:c="27"/>crc ^= 0x1021;<text:line-break/> <text:s text:c="19"/>}<text:line-break/> <text:s text:c="19"/>else {<text:line-break/> <text:s text:c="27"/>crc &lt;&lt;= 1;<text:line-break/> <text:s text:c="27"/>crc += (((c&lt;&lt;=1) &amp; 0400) <text:s/>!= <text:s/>0);<text:line-break/> <text:s text:c="19"/>}<text:line-break/> <text:s text:c="11"/>}<text:line-break/> <text:s text:c="11"/>return crc;<text:line-break/> <text:s text:c="3"/>}<text:line-break/><text:line-break/> <text:s text:c="3"/>8.2 CRC File Level Protocol Changes<text:line-break/><text:line-break/> <text:s text:c="3"/>8.2.1 Common_to_Both_Sender_and_Receiver<text:line-break/> <text:s text:c="3"/>The only change to the File Level Protocol for the CRC option is the<text:line-break/> <text:s text:c="3"/>initial handshake which is used to determine if both the sending and the<text:line-break/> <text:s text:c="3"/>receiving programs support the CRC mode. All Modem Programs should support<text:line-break/> <text:s text:c="3"/>the checksum mode for compatibility with older versions. A receiving<text:line-break/> <text:s text:c="3"/>program that wishes to receive in CRC mode implements the mode setting<text:line-break/> <text:s text:c="3"/>handshake by sending a &lt;C&gt; in place of the initial &lt;nak&gt;. If the sending<text:line-break/> <text:s text:c="3"/>program supports CRC mode it will recognize the &lt;C&gt; and will set itself<text:line-break/> <text:s text:c="3"/>into CRC mode, and respond by sending the first block as if a &lt;nak&gt; had<text:line-break/> <text:s text:c="3"/>been received. If the sending program does not support CRC mode it will<text:line-break/> <text:s text:c="3"/>not respond to the &lt;C&gt; at all. After the receiver has sent the &lt;C&gt; it will<text:line-break/> <text:s text:c="3"/>wait up to 3 seconds for the &lt;soh&gt; that starts the first block. If it<text:line-break/> <text:s text:c="3"/>receives a &lt;soh&gt; within 3 seconds it will assume the sender supports CRC<text:line-break/> <text:s text:c="3"/>mode and will proceed with the file exchange in CRC mode. If no &lt;soh&gt; is<text:line-break/><text:line-break/><text:line-break/><text:line-break/> <text:s text:c="3"/>Chapter 8 <text:s text:c="40"/>XMODEM Protocol Overview<text:line-break/><text:line-break/><text:line-break/><text:line-break/><text:line-break/><text:soft-page-break/><text:line-break/><text:line-break/><text:line-break/> <text:s text:c="3"/>X/YMODEM Protocol Reference <text:s text:c="3"/>June 18 1988 <text:s text:c="28"/>26<text:line-break/><text:line-break/><text:line-break/><text:line-break/> <text:s text:c="3"/>received within 3 seconds the receiver will switch to checksum mode, send<text:line-break/> <text:s text:c="3"/>a &lt;nak&gt;, and proceed in checksum mode. If the receiver wishes to use<text:line-break/> <text:s text:c="3"/>checksum mode it should send an initial &lt;nak&gt; and the sending program<text:line-break/> <text:s text:c="3"/>should respond to the &lt;nak&gt; as defined in the original Modem Protocol.<text:line-break/> <text:s text:c="3"/>After the mode has been set by the initial &lt;C&gt; or &lt;nak&gt; the protocol<text:line-break/> <text:s text:c="3"/>follows the original Modem Protocol and is identical whether the checksum<text:line-break/> <text:s text:c="3"/>or CRC is being used.<text:line-break/><text:line-break/><text:line-break/> <text:s text:c="3"/>8.2.2 Receive_Program_Considerations<text:line-break/> <text:s text:c="3"/>There are at least 4 things that can go wrong with the mode setting<text:line-break/> <text:s text:c="3"/>handshake.<text:line-break/><text:line-break/> <text:s text:c="5"/>1. the initial &lt;C&gt; can be garbled or lost.<text:line-break/><text:line-break/> <text:s text:c="5"/>2. the initial &lt;soh&gt; can be garbled.<text:line-break/><text:line-break/> <text:s text:c="5"/>3. the initial &lt;C&gt; can be changed to a &lt;nak&gt;.<text:line-break/><text:line-break/> <text:s text:c="5"/>4. the initial &lt;nak&gt; from a receiver which wants to receive in checksum<text:line-break/> <text:s text:c="9"/>can be changed to a &lt;C&gt;.<text:line-break/><text:line-break/> <text:s text:c="3"/>The first problem can be solved if the receiver sends a second &lt;C&gt; after<text:line-break/> <text:s text:c="3"/>it times out the first time. This process can be repeated several times.<text:line-break/> <text:s text:c="3"/>It must not be repeated too many times before sending a &lt;nak&gt; and<text:line-break/> <text:s text:c="3"/>switching to checksum mode or a sending program without CRC support may<text:line-break/> <text:s text:c="3"/>time out and abort. Repeating the &lt;C&gt; will also fix the second problem if<text:line-break/> <text:s text:c="3"/>the sending program cooperates by responding as if a &lt;nak&gt; were received<text:line-break/> <text:s text:c="3"/>instead of ignoring the extra &lt;C&gt;.<text:line-break/><text:line-break/> <text:s text:c="3"/>It is possible to fix problems 3 and 4 but probably not worth the trouble<text:line-break/> <text:s text:c="3"/>since they will occur very infrequently. They could be fixed by switching<text:line-break/> <text:s text:c="3"/>modes in either the sending or the receiving program after a large number<text:line-break/> <text:s text:c="3"/>of successive &lt;nak&gt;s. This solution would risk other problems however.<text:line-break/><text:line-break/><text:line-break/> <text:s text:c="3"/>8.2.3 Sending_Program_Considerations<text:line-break/> <text:s text:c="3"/>The sending program should start in the checksum mode. This will insure<text:line-break/> <text:s text:c="3"/>compatibility with checksum only receiving programs. Anytime a &lt;C&gt; is<text:line-break/> <text:s text:c="3"/>received before the first &lt;nak&gt; or &lt;ack&gt; the sending program should set<text:line-break/> <text:s text:c="3"/>itself into CRC mode and respond as if a &lt;nak&gt; were received. The sender<text:line-break/> <text:s text:c="3"/>should respond to additional &lt;C&gt;s as if they were &lt;nak&gt;s until the first<text:line-break/> <text:s text:c="3"/>&lt;ack&gt; is received. This will assist the receiving program in determining<text:line-break/> <text:s text:c="3"/>the correct mode when the &lt;soh&gt; is lost or garbled. After the first &lt;ack&gt;<text:line-break/> <text:s text:c="3"/>is received the sending program should ignore &lt;C&gt;s.<text:line-break/><text:line-break/><text:line-break/><text:line-break/><text:line-break/><text:line-break/><text:line-break/><text:line-break/><text:line-break/><text:line-break/> <text:s text:c="3"/>Chapter 8 <text:s text:c="40"/>XMODEM Protocol Overview<text:line-break/><text:line-break/><text:line-break/><text:line-break/><text:line-break/><text:soft-page-break/><text:line-break/><text:line-break/><text:line-break/> <text:s text:c="3"/>X/YMODEM Protocol Reference <text:s text:c="3"/>June 18 1988 <text:s text:c="28"/>27<text:line-break/><text:line-break/><text:line-break/><text:line-break/> <text:s text:c="3"/>8.3 Data Flow Examples with CRC Option<text:line-break/><text:line-break/> <text:s text:c="3"/>Here is a data flow example for the case where the receiver requests<text:line-break/> <text:s text:c="3"/>transmission in the CRC mode but the sender does not support the CRC<text:line-break/> <text:s text:c="3"/>option. This example also includes various transmission errors. &lt;xx&gt;<text:line-break/> <text:s text:c="3"/>represents the checksum byte.<text:line-break/><text:line-break/> <text:s text:c="9"/>Figure 13. Data Flow: Receiver has CRC Option, Sender Doesn't<text:line-break/><text:line-break/> <text:s text:c="3"/>SENDER <text:s text:c="39"/>RECEIVER<text:line-break/> <text:s text:c="27"/>&lt;--- <text:s text:c="15"/>&lt;C&gt;<text:line-break/> <text:s text:c="35"/>times out after 3 seconds,<text:line-break/> <text:s text:c="27"/>&lt;--- <text:s text:c="15"/>&lt;C&gt;<text:line-break/> <text:s text:c="35"/>times out after 3 seconds,<text:line-break/> <text:s text:c="27"/>&lt;--- <text:s text:c="15"/>&lt;C&gt;<text:line-break/> <text:s text:c="35"/>times out after 3 seconds,<text:line-break/> <text:s text:c="27"/>&lt;--- <text:s text:c="15"/>&lt;C&gt;<text:line-break/> <text:s text:c="35"/>times out after 3 seconds,<text:line-break/> <text:s text:c="27"/>&lt;--- <text:s text:c="15"/>&lt;nak&gt;<text:line-break/> <text:s text:c="3"/>&lt;soh&gt; 01 FE -data- &lt;xx&gt; ---&gt;<text:line-break/> <text:s text:c="27"/>&lt;--- <text:s text:c="15"/>&lt;ack&gt;<text:line-break/> <text:s text:c="3"/>&lt;soh&gt; 02 FD -data- &lt;xx&gt; ---&gt; <text:s text:c="7"/>(data gets line hit)<text:line-break/> <text:s text:c="27"/>&lt;--- <text:s text:c="15"/>&lt;nak&gt;<text:line-break/> <text:s text:c="3"/>&lt;soh&gt; 02 FD -data- &lt;xx&gt; ---&gt;<text:line-break/> <text:s text:c="27"/>&lt;--- <text:s text:c="15"/>&lt;ack&gt;<text:line-break/> <text:s text:c="3"/>&lt;soh&gt; 03 FC -data- &lt;xx&gt; ---&gt;<text:line-break/> <text:s text:c="6"/>(ack gets garbaged) <text:s/>&lt;--- <text:s text:c="15"/>&lt;ack&gt;<text:line-break/> <text:s text:c="35"/>times out after 10 seconds,<text:line-break/> <text:s text:c="27"/>&lt;--- <text:s text:c="15"/>&lt;nak&gt;<text:line-break/> <text:s text:c="3"/>&lt;soh&gt; 03 FC -data- &lt;xx&gt; ---&gt;<text:line-break/> <text:s text:c="27"/>&lt;--- <text:s text:c="15"/>&lt;ack&gt;<text:line-break/> <text:s text:c="3"/>&lt;eot&gt; <text:s text:c="18"/>---&gt;<text:line-break/> <text:s text:c="27"/>&lt;--- <text:s text:c="15"/>&lt;ack&gt;<text:line-break/><text:line-break/> <text:s text:c="3"/>Here is a data flow example for the case where the receiver requests<text:line-break/> <text:s text:c="3"/>transmission in the CRC mode and the sender supports the CRC option. This<text:line-break/> <text:s text:c="3"/>example also includes various transmission errors. &lt;xxxx&gt; represents the<text:line-break/> <text:s text:c="3"/>2 CRC bytes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 <text:s text:c="3"/>Chapter 8 <text:s text:c="40"/>XMODEM Protocol Overview<text:line-break/><text:line-break/><text:line-break/><text:line-break/><text:line-break/><text:soft-page-break/><text:line-break/><text:line-break/><text:line-break/> <text:s text:c="3"/>X/YMODEM Protocol Reference <text:s text:c="3"/>June 18 1988 <text:s text:c="28"/>28<text:line-break/><text:line-break/><text:line-break/><text:line-break/> <text:s text:c="14"/>Figure 14. Receiver and Sender Both have CRC Option<text:line-break/><text:line-break/> <text:s text:c="3"/>SENDER <text:s text:c="38"/>RECEIVER<text:line-break/> <text:s text:c="29"/>&lt;--- <text:s text:c="16"/>&lt;C&gt;<text:line-break/> <text:s text:c="3"/>&lt;soh&gt; 01 FE -data- &lt;xxxx&gt; ---&gt;<text:line-break/> <text:s text:c="29"/>&lt;--- <text:s text:c="16"/>&lt;ack&gt;<text:line-break/> <text:s text:c="3"/>&lt;soh&gt; 02 FD -data- &lt;xxxx&gt; ---&gt; <text:s text:c="8"/>(data gets line hit)<text:line-break/> <text:s text:c="29"/>&lt;--- <text:s text:c="16"/>&lt;nak&gt;<text:line-break/> <text:s text:c="3"/>&lt;soh&gt; 02 FD -data- &lt;xxxx&gt; ---&gt;<text:line-break/> <text:s text:c="29"/>&lt;--- <text:s text:c="16"/>&lt;ack&gt;<text:line-break/> <text:s text:c="3"/>&lt;soh&gt; 03 FC -data- &lt;xxxx&gt; ---&gt;<text:line-break/> <text:s text:c="3"/>(ack gets garbaged) <text:s text:c="6"/>&lt;--- <text:s text:c="16"/>&lt;ack&gt;<text:line-break/> <text:s text:c="40"/>times out after 10 seconds,<text:line-break/> <text:s text:c="29"/>&lt;--- <text:s text:c="16"/>&lt;nak&gt;<text:line-break/> <text:s text:c="3"/>&lt;soh&gt; 03 FC -data- &lt;xxxx&gt; ---&gt;<text:line-break/> <text:s text:c="29"/>&lt;--- <text:s text:c="16"/>&lt;ack&gt;<text:line-break/> <text:s text:c="3"/>&lt;eot&gt; <text:s text:c="20"/>---&gt;<text:line-break/></text:p>
      <text:p text:style-name="P6"><text:s text:c="30"/>&lt;--- <text:s text:c="16"/>&lt;ack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 <text:s text:c="3"/>Chapter 8 <text:s text:c="40"/>XMODEM Protocol Overview<text:line-break/><text:line-break/><text:line-break/><text:line-break/><text:line-break/><text:soft-page-break/><text:line-break/></text:p>
      <text:p text:style-name="P6"><text:line-break/> <text:s text:c="3"/>X/YMODEM Protocol Reference <text:s text:c="3"/>June 18 1988 <text:s text:c="28"/>29<text:line-break/><text:line-break/><text:line-break/><text:line-break/> <text:s text:c="3"/>9. MORE INFORMATION<text:line-break/><text:line-break/> <text:s text:c="3"/>Please contact Omen Technology for troff source files and typeset copies<text:line-break/> <text:s text:c="3"/>of this document.<text:line-break/><text:line-break/><text:line-break/> <text:s text:c="3"/>9.1 TeleGodzilla Bulletin Board<text:line-break/><text:line-break/> <text:s text:c="3"/>More information may be obtained by calling TeleGodzilla at 503-621-3746.<text:line-break/> <text:s text:c="3"/>Speed detection is automatic for 1200, 2400 and 19200(Telebit PEP) bps.<text:line-break/> <text:s text:c="3"/>TrailBlazer modem users may issue the TeleGodzilla trailblazer command to<text:line-break/> <text:s text:c="3"/>swith to 19200 bps once they have logged in.<text:line-break/><text:line-break/> <text:s text:c="3"/>Interesting files include RZSZ.ZOO (C source code), YZMODEM.ZOO (Official<text:line-break/> <text:s text:c="3"/>XMODEM, YMODEM, and ZMODEM protocol descriptions), ZCOMMEXE.ARC,<text:line-break/> <text:s text:c="3"/>ZCOMMDOC.ARC, and ZCOMMHLP.ARC (PC-DOS shareware comm program with XMODEM,<text:line-break/> <text:s text:c="3"/>True YMODEM(TM), ZMODEM, Kermit Sliding Windows, Telink, MODEM7 Batch,<text:line-break/> <text:s text:c="3"/>script language, etc.).<text:line-break/><text:line-break/><text:line-break/> <text:s text:c="3"/>9.2 Unix UUCP Access<text:line-break/><text:line-break/> <text:s text:c="3"/>UUCP sites can obtain the current version of this file with<text:line-break/> <text:s text:c="20"/>uucp omen!/u/caf/public/ymodem.doc /tmp<text:line-break/> <text:s text:c="3"/>A continually updated list of available files is stored in<text:line-break/> <text:s text:c="3"/>/usr/spool/uucppublic/FILES. When retrieving these files with uucp,<text:line-break/> <text:s text:c="3"/>remember that the destination directory on your system must be writeable<text:line-break/> <text:s text:c="3"/>by anyone, or the UUCP transfer will fail.<text:line-break/><text:line-break/> <text:s text:c="3"/>The following L.sys line calls TeleGodzilla (Pro-YAM in host operation).<text:line-break/> <text:s text:c="3"/>TeleGodzilla determines the incoming speed automatically.<text:line-break/><text:line-break/> <text:s text:c="3"/>In response to "Name Please:" uucico gives the Pro-YAM "link" command as a<text:line-break/> <text:s text:c="3"/>user name. The password (Giznoid) controls access to the Xenix system<text:line-break/> <text:s text:c="3"/>connected to the IBM PC's other serial port. Communications between<text:line-break/> <text:s text:c="3"/>Pro-YAM and Xenix use 9600 bps; YAM converts this to the caller's speed.<text:line-break/><text:line-break/> <text:s text:c="3"/>Finally, the calling uucico logs in as uucp.<text:line-break/><text:line-break/> <text:s text:c="3"/>omen Any ACU 2400 1-503-621-3746 se:--se: link ord: Giznoid in:--in: uucp<text:line-break/><text:line-break/><text:line-break/><text:line-break/> <text:s text:c="3"/>10. REVISIONS<text:line-break/><text:line-break/> <text:s text:c="3"/>6-18-88 Further revised for clarity. Corrected block numbering in two<text:line-break/> <text:s text:c="3"/>examples.<text:line-break/> <text:s text:c="3"/>10-27-87 Optional fields added for number of files remaining to be sent<text:line-break/> <text:s text:c="3"/>and total number of bytes remaining to be sent.<text:line-break/> <text:s text:c="3"/>10-18-87 Flow control discussion added to 1024 byte block descritpion,<text:line-break/> <text:s text:c="3"/>minor revisions for clarity per user comments.<text:line-break/><text:line-break/><text:line-break/><text:line-break/> <text:s text:c="3"/>Chapter 10 <text:s text:c="39"/>XMODEM Protocol Overview<text:line-break/><text:line-break/><text:line-break/><text:line-break/><text:line-break/><text:soft-page-break/><text:line-break/><text:line-break/><text:line-break/> <text:s text:c="3"/>X/YMODEM Protocol Reference <text:s text:c="3"/>June 18 1988 <text:s text:c="28"/>30<text:line-break/><text:line-break/><text:line-break/><text:line-break/> <text:s text:c="3"/>8-03-87 Revised for clarity.<text:line-break/> <text:s text:c="3"/>5-31-1987 emphasizes minimum requirements for YMODEM, and updates<text:line-break/> <text:s text:c="3"/>information on accessing files.<text:line-break/> <text:s text:c="3"/>9-11-1986 clarifies nomenclature and some minor points.<text:line-break/> <text:s text:c="3"/>The April 15 1986 edition clarifies some points concerning CRC<text:line-break/> <text:s text:c="3"/>calculations and spaces in the header.<text:line-break/><text:line-break/><text:line-break/> <text:s text:c="3"/>11. YMODEM Programs<text:line-break/><text:line-break/> <text:s text:c="3"/>ZCOMM, A shareware little brother to Professional-YAM, is available as<text:line-break/> <text:s text:c="3"/>ZCOMMEXE.ARC on TeleGodzilla and other bulletin board systems. ZCOMM may<text:line-break/> <text:s text:c="3"/>be used to test YMODEM amd ZMODEM implementations.<text:line-break/><text:line-break/> <text:s text:c="3"/>Unix programs supporting YMODEM are available on TeleGodzilla in RZSZ.ZOO.<text:line-break/> <text:s text:c="3"/>This ZOO archive includes a ZCOMM/Pro-YAM/PowerCom script ZUPL.T to upload<text:line-break/> <text:s text:c="3"/>a bootstrap program MINIRB.C, compile it, and then upload the rest of the<text:line-break/> <text:s text:c="3"/>files using the compiled MINIRB. Most Unix like systems are supported,<text:line-break/> <text:s text:c="3"/>including V7, Xenix, Sys III, 4.2 BSD, SYS V, Idris, Coherent, and<text:line-break/> <text:s text:c="3"/>Regulus.<text:line-break/><text:line-break/> <text:s text:c="3"/>A version for VAX-VMS is available in VRBSB.SHQ.<text:line-break/><text:line-break/> <text:s text:c="3"/>Irv Hoff has added 1k blocks and basic YMODEM batch transfers to the KMD<text:line-break/> <text:s text:c="3"/>and IMP series programs, which replace the XMODEM and MODEM7/MDM7xx series<text:line-break/> <text:s text:c="3"/>respectively. Overlays are available for a wide variety of CP/M systems.<text:line-break/><text:line-break/> <text:s text:c="3"/>Questions about Professional-YAM communications software may be directed<text:line-break/> <text:s text:c="3"/>to:<text:line-break/> <text:s text:c="8"/>Chuck Forsberg<text:line-break/> <text:s text:c="8"/>Omen Technology Inc<text:line-break/> <text:s text:c="8"/>17505-V Sauvie Island Road<text:line-break/> <text:s text:c="8"/>Portland Oregon 97231<text:line-break/> <text:s text:c="8"/>VOICE: 503-621-3406 :VOICE<text:line-break/> <text:s text:c="8"/>Modem: 503-621-3746 Speed: 19200(Telebit PEP),2400,1200,300<text:line-break/> <text:s text:c="8"/>Usenet: ...!tektronix!reed!omen!caf<text:line-break/> <text:s text:c="8"/>CompuServe: 70007,2304<text:line-break/> <text:s text:c="8"/>GEnie: CAF<text:line-break/><text:line-break/> <text:s text:c="3"/>Unlike ZMODEM and Kermit, XMODEM and YMODEM place obstacles in the path of<text:line-break/> <text:s text:c="3"/>a reliable high performance implementation, evidenced by poor reliability<text:line-break/> <text:s text:c="3"/>under stress of the industry leaders' XMODEM and YMODEM programs. Omen<text:line-break/> <text:s text:c="3"/>Technology provides consulting and other services to those wishing to<text:line-break/> <text:s text:c="3"/>implement XMODEM, YMODEM, and ZMODEM with state of the art features and<text:line-break/> <text:s text:c="3"/>reliability.<text:line-break/><text:line-break/><text:line-break/><text:line-break/><text:line-break/><text:line-break/><text:line-break/><text:line-break/><text:line-break/><text:line-break/> <text:s text:c="3"/>Chapter 11 <text:s text:c="39"/>XMODEM Protocol Overview<text:line-break/><text:line-break/><text:line-break/><text:line-break/><text:line-break/><text:soft-page-break/><text:line-break/><text:line-break/><text:line-break/><text:line-break/><text:line-break/><text:line-break/><text:line-break/> <text:s text:c="36"/>CONTENTS<text:line-break/><text:line-break/><text:line-break/> <text:s text:c="4"/>1. <text:s/>TOWER OF BABEL................................................... <text:s text:c="2"/>2<text:line-break/> <text:s text:c="8"/>1.1 <text:s/>Definitions................................................. <text:s text:c="2"/>2<text:line-break/><text:line-break/> <text:s text:c="4"/>2. <text:s/>YMODEM MINIMUM REQUIREMENTS...................................... <text:s text:c="2"/>4<text:line-break/><text:line-break/> <text:s text:c="4"/>3. <text:s/>WHY YMODEM?...................................................... <text:s text:c="2"/>6<text:line-break/> <text:s text:c="8"/>3.1 <text:s/>Some Messages from the Pioneer.............................. <text:s text:c="2"/>7<text:line-break/><text:line-break/> <text:s text:c="4"/>4. <text:s/>XMODEM PROTOCOL ENHANCEMENTS..................................... <text:s/>10<text:line-break/> <text:s text:c="8"/>4.1 <text:s/>Graceful Abort.............................................. <text:s/>10<text:line-break/> <text:s text:c="8"/>4.2 <text:s/>CRC-16 Option............................................... <text:s/>10<text:line-break/> <text:s text:c="8"/>4.3 <text:s/>XMODEM-1k 1024 Byte Block................................... <text:s/>11<text:line-break/><text:line-break/> <text:s text:c="4"/>5. <text:s/>YMODEM Batch File Transmission................................... <text:s/>13<text:line-break/> <text:s text:c="8"/>5.1 <text:s/>KMD/IMP Exceptions to YMODEM................................ <text:s/>16<text:line-break/><text:line-break/> <text:s text:c="4"/>6. <text:s/>YMODEM-g File Transmission....................................... <text:s/>18<text:line-break/><text:line-break/> <text:s text:c="4"/>7. <text:s/>XMODEM PROTOCOL OVERVIEW......................................... <text:s/>20<text:line-break/> <text:s text:c="8"/>7.1 <text:s/>Definitions................................................. <text:s/>20<text:line-break/> <text:s text:c="8"/>7.2 <text:s/>Transmission Medium Level Protocol.......................... <text:s/>20<text:line-break/> <text:s text:c="8"/>7.3 <text:s/>File Level Protocol......................................... <text:s/>21<text:line-break/> <text:s text:c="8"/>7.4 <text:s/>Programming Tips............................................ <text:s/>22<text:line-break/><text:line-break/> <text:s text:c="4"/>8. <text:s/>XMODEM/CRC Overview.............................................. <text:s/>24<text:line-break/> <text:s text:c="8"/>8.1 <text:s/>CRC Calculation............................................. <text:s/>24<text:line-break/> <text:s text:c="8"/>8.2 <text:s/>CRC File Level Protocol Changes............................. <text:s/>25<text:line-break/> <text:s text:c="8"/>8.3 <text:s/>Data Flow Examples with CRC Option.......................... <text:s/>27<text:line-break/><text:line-break/> <text:s text:c="4"/>9. <text:s/>MORE INFORMATION................................................. <text:s/>29<text:line-break/> <text:s text:c="8"/>9.1 <text:s/>TeleGodzilla Bulletin Board................................. <text:s/>29<text:line-break/> <text:s text:c="8"/>9.2 <text:s/>Unix UUCP Access............................................ <text:s/>29<text:line-break/><text:line-break/> <text:s text:c="3"/>10. <text:s/>REVISIONS........................................................ <text:s/>29<text:line-break/><text:line-break/> <text:s text:c="3"/>11. <text:s/>YMODEM Programs.................................................. <text:s/>30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 <text:s text:c="37"/>- i -<text:line-break/><text:line-break/><text:line-break/><text:line-break/><text:line-break/><text:soft-page-break/><text:line-break/><text:line-break/><text:line-break/><text:line-break/><text:line-break/><text:line-break/><text:line-break/><text:line-break/><text:line-break/><text:line-break/> <text:s text:c="32"/>LIST OF FIGURES<text:line-break/><text:line-break/><text:line-break/> <text:s text:c="4"/>Figure 1. <text:s/>XMODEM-1k Blocks.......................................... <text:s/>12<text:line-break/><text:line-break/> <text:s text:c="4"/>Figure 2. <text:s/>Mixed 1024 and 128 byte Blocks............................ <text:s/>12<text:line-break/><text:line-break/> <text:s text:c="4"/>Figure 3. <text:s/>YMODEM Batch Transmission Session (1 file)................ <text:s/>16<text:line-break/><text:line-break/> <text:s text:c="4"/>Figure 4. <text:s/>YMODEM Batch Transmission Session (2 files)............... <text:s/>16<text:line-break/><text:line-break/> <text:s text:c="4"/>Figure 5. <text:s/>YMODEM Batch Transmission Session-1k Blocks............... <text:s/>16<text:line-break/><text:line-break/> <text:s text:c="4"/>Figure 6. <text:s/>YMODEM Filename block transmitted by sz................... <text:s/>16<text:line-break/><text:line-break/> <text:s text:c="4"/>Figure 7. <text:s/>YMODEM Header Information and Features.................... <text:s/>16<text:line-break/><text:line-break/> <text:s text:c="4"/>Figure 8. <text:s/>YMODEM-g Transmission Session............................. <text:s/>19<text:line-break/><text:line-break/> <text:s text:c="4"/>Figure 9. <text:s/>XMODEM Message Block Level Protocol....................... <text:s/>21<text:line-break/><text:line-break/> <text:s text:c="3"/>Figure 10. <text:s/>Data flow including Error Recovery........................ <text:s/>22<text:line-break/><text:line-break/> <text:s text:c="3"/>Figure 11. <text:s/>Message Block Level Protocol, CRC mode.................... <text:s/>24<text:line-break/><text:line-break/> <text:s text:c="3"/>Figure 12. <text:s/>Example of CRC Calculation written in C................... <text:s/>25<text:line-break/><text:line-break/> <text:s text:c="3"/>Figure 13. <text:s/>Data Flow: Receiver has CRC Option, Sender Doesn't........ <text:s/>27<text:line-break/><text:line-break/> <text:s text:c="3"/>Figure 14. <text:s/>Receiver and Sender Both have CRC Option.................. <text:s/>28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 <text:s text:c="37"/>- ii -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dc:date>2014-10-09T15:09:43.762000000</dc:date>
    <dc:creator>Andreas Isenegger</dc:creator>
    <meta:editing-duration>PT1H21M14S</meta:editing-duration>
    <meta:editing-cycles>10</meta:editing-cycles>
    <meta:document-statistic meta:table-count="0" meta:image-count="0" meta:object-count="0" meta:page-count="32" meta:paragraph-count="12" meta:word-count="8488" meta:character-count="67700" meta:non-whitespace-character-count="44948"/>
  </office:meta>
</office:document-meta>
</file>